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textarea-vertical-align="middle" draw:auto-grow-height="false" fo:min-height="0.458cm" fo:min-width="0.208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458cm" fo:min-width="0.208cm" fo:wrap-option="wrap"/>
    </style:style>
    <style:style style:name="gr3" style:family="graphic" style:parent-style-name="objectwithoutfill">
      <style:graphic-properties draw:textarea-vertical-align="middle" draw:auto-grow-height="false" fo:min-height="0.458cm" fo:min-width="0.208cm"/>
    </style:style>
    <style:style style:name="gr4" style:family="graphic" style:parent-style-name="objectwithoutfill">
      <style:graphic-properties draw:marker-end="Nyílhegyek_20_6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.104cm" fo:min-width="0cm" fo:wrap-option="wrap"/>
    </style:style>
    <style:style style:name="gr6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8" style:family="graphic" style:parent-style-name="objectwithoutfill">
      <style:graphic-properties svg:stroke-width="0.106cm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9" style:family="graphic" style:parent-style-name="standard">
      <style:graphic-properties draw:textarea-horizontal-align="justify" draw:textarea-vertical-align="middle" draw:auto-grow-height="false" fo:min-height="1.75cm" fo:min-width="1.5cm"/>
    </style:style>
    <style:style style:name="gr10" style:family="graphic" style:parent-style-name="objectwithoutfill">
      <style:graphic-properties svg:stroke-width="0.035cm" draw:marker-start-width="0.252cm" draw:marker-end="Nyílhegyek_20_1" draw:marker-end-width="0.352cm" draw:fill="none" draw:textarea-vertical-align="middle" fo:padding-top="0.142cm" fo:padding-bottom="0.142cm" fo:padding-left="0.267cm" fo:padding-right="0.267cm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objectwithoutfill">
      <style:graphic-properties draw:marker-end="Nyílhegyek_20_2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fo:min-height="0.863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31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3cm" fo:min-width="0.531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0.398cm" fo:min-width="0.5cm"/>
    </style:style>
    <style:style style:name="gr18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9" style:family="graphic" style:parent-style-name="objectwithoutfill">
      <style:graphic-properties draw:marker-end="Nyílhegyek_20_7" draw:marker-end-width="0.3cm" draw:fill="none" draw:textarea-vertical-align="middle"/>
    </style:style>
    <style:style style:name="gr20" style:family="graphic" style:parent-style-name="standard">
      <style:graphic-properties svg:stroke-width="0cm" draw:textarea-horizontal-align="justify" draw:textarea-vertical-align="middle" draw:auto-grow-height="false" fo:min-height="0.104cm" fo:min-width="0cm" fo:wrap-option="wrap"/>
    </style:style>
    <style:style style:name="gr21" style:family="graphic" style:parent-style-name="standard">
      <style:graphic-properties draw:textarea-horizontal-align="justify" draw:textarea-vertical-align="middle" draw:auto-grow-height="false" fo:min-height="2.75cm" fo:min-width="4.5cm"/>
    </style:style>
    <style:style style:name="gr22" style:family="graphic" style:parent-style-name="standard">
      <style:graphic-properties draw:stroke="none" svg:stroke-color="#000000" draw:fill="none" draw:fill-color="#ffffff" fo:min-height="1.424cm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2.019cm" fo:min-width="2.501cm"/>
    </style:style>
    <style:style style:name="gr24" style:family="graphic" style:parent-style-name="standard">
      <style:graphic-properties draw:textarea-horizontal-align="justify" draw:textarea-vertical-align="middle" draw:auto-grow-height="false" fo:min-height="1.75cm" fo:min-width="3.5cm"/>
    </style:style>
    <style:style style:name="gr25" style:family="graphic" style:parent-style-name="standard">
      <style:graphic-properties draw:textarea-horizontal-align="justify" draw:textarea-vertical-align="middle" draw:auto-grow-height="false" fo:min-height="2.019cm" fo:min-width="2.501cm" draw:shadow="hidden"/>
    </style:style>
    <style:style style:name="gr26" style:family="graphic" style:parent-style-name="objectwithoutfill">
      <style:graphic-properties draw:textarea-horizontal-align="justify" draw:textarea-vertical-align="middle" draw:auto-grow-height="false" fo:min-height="7.25cm" fo:min-width="7.75cm"/>
    </style:style>
    <style:style style:name="gr27" style:family="graphic" style:parent-style-name="objectwithoutfill">
      <style:graphic-properties draw:textarea-horizontal-align="justify" draw:textarea-vertical-align="middle" draw:auto-grow-height="false" fo:min-height="9cm" fo:min-width="9.5cm"/>
    </style:style>
    <style:style style:name="gr28" style:family="graphic" style:parent-style-name="objectwithoutfill">
      <style:graphic-properties draw:stroke="none" svg:stroke-color="#000000" draw:fill="none" draw:fill-color="#ffffff" fo:min-height="1cm"/>
      <style:paragraph-properties style:writing-mode="lr-tb"/>
    </style:style>
    <style:style style:name="gr29" style:family="graphic" style:parent-style-name="objectwithoutfill">
      <style:graphic-properties draw:stroke="none" svg:stroke-color="#000000" draw:fill="none" draw:fill-color="#ffffff" fo:min-height="1.75cm"/>
      <style:paragraph-properties style:writing-mode="lr-tb"/>
    </style:style>
    <style:style style:name="gr30" style:family="graphic" style:parent-style-name="objectwithoutfill">
      <style:graphic-properties draw:stroke="none" svg:stroke-color="#000000" draw:fill="none" draw:fill-color="#ffffff" fo:min-height="1.5cm"/>
      <style:paragraph-properties style:writing-mode="lr-tb"/>
    </style:style>
    <style:style style:name="gr31" style:family="graphic" style:parent-style-name="objectwithoutfill">
      <style:graphic-properties draw:stroke="none" svg:stroke-color="#000000" draw:fill="none" draw:fill-color="#ffffff" fo:min-height="2.5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style:text-properties fo:font-size="18pt" style:font-size-asian="18pt" style:font-size-complex="18pt"/>
    </style:style>
    <style:style style:name="P6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P7" style:family="paragraph">
      <loext:graphic-properties draw:fill="none" draw:fill-color="#ffffff"/>
      <style:paragraph-properties fo:margin-left="0cm" fo:margin-right="0cm" fo:text-indent="0cm"/>
    </style:style>
    <style:style style:name="P8" style:family="paragraph">
      <loext:graphic-properties draw:fill="none"/>
      <style:paragraph-properties fo:text-align="center" style:writing-mode="lr-tb"/>
    </style:style>
    <style:style style:name="P9" style:family="paragraph">
      <loext:graphic-properties draw:fill="none" draw:fill-color="#ffffff"/>
    </style:style>
    <style:style style:name="T1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Alapértelmezett">
        <draw:custom-shape draw:style-name="gr1" draw:text-style-name="P1" xml:id="id1" draw:id="id1" draw:layer="layout" svg:width="1cm" svg:height="1cm" svg:x="2.5cm" svg:y="2.5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1cm" svg:height="1cm" svg:x="12.25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3" draw:id="id3" draw:layer="layout" svg:width="1cm" svg:height="1cm" svg:x="7.5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lines" svg:x1="3.5cm" svg:y1="3cm" svg:x2="12.25cm" svg:y2="4cm" draw:start-shape="id1" draw:start-glue-point="10" draw:end-shape="id2" draw:end-glue-point="3" svg:d="M3500 3000h502l7747 1000h501" svg:viewBox="0 0 8751 1001">
          <text:p/>
        </draw:connector>
        <draw:connector draw:style-name="gr4" draw:text-style-name="P3" draw:layer="layout" draw:type="lines" svg:x1="3.354cm" svg:y1="3.354cm" svg:x2="8cm" svg:y2="9.5cm" draw:start-shape="id1" draw:start-glue-point="9" draw:end-shape="id3" draw:end-glue-point="4" svg:d="M3354 3354h648l3998 5645v501" svg:viewBox="0 0 4647 6147">
          <text:p/>
        </draw:connector>
        <draw:connector draw:style-name="gr4" draw:text-style-name="P3" draw:layer="layout" draw:type="lines" svg:x1="12.75cm" svg:y1="4.5cm" svg:x2="8.354cm" svg:y2="9.646cm" draw:start-shape="id2" draw:start-glue-point="8" draw:end-shape="id3" draw:end-glue-point="11" svg:d="M12750 4500v502l-3748 4644h-648" svg:viewBox="0 0 4397 5147">
          <text:p/>
        </draw:connector>
        <draw:connector draw:style-name="gr4" draw:text-style-name="P3" draw:layer="layout" draw:type="lines" draw:line-skew="0cm 0.998cm" svg:x1="7.5cm" svg:y1="10cm" svg:x2="3cm" svg:y2="3.5cm" draw:start-shape="id3" draw:start-glue-point="6" draw:end-shape="id1" draw:end-glue-point="8" svg:d="M7500 10000h-501l-3999-5000v-1500" svg:viewBox="0 0 4501 6501">
          <text:p/>
        </draw:connector>
        <draw:custom-shape draw:style-name="gr5" draw:text-style-name="P2" draw:layer="layout" svg:width="0.5cm" svg:height="0.5cm" svg:x="2.75cm" svg:y="2.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5cm" svg:height="0.5cm" svg:x="7.75cm" svg:y="9.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4" draw:layer="layout" svg:width="1.25cm" svg:height="0.962cm" svg:x="2.25cm" svg:y="1.538cm">
          <draw:text-box>
            <text:p>1.</text:p>
          </draw:text-box>
        </draw:frame>
        <draw:frame draw:style-name="gr6" draw:text-style-name="P4" draw:layer="layout" svg:width="1.25cm" svg:height="0.962cm" svg:x="12.25cm" svg:y="2.538cm">
          <draw:text-box>
            <text:p>2.</text:p>
          </draw:text-box>
        </draw:frame>
        <draw:frame draw:style-name="gr6" draw:text-style-name="P4" draw:layer="layout" svg:width="1.25cm" svg:height="0.962cm" svg:x="7.5cm" svg:y="10.5cm">
          <draw:text-box>
            <text:p>3.</text:p>
          </draw:text-box>
        </draw:frame>
        <draw:frame draw:style-name="gr7" draw:text-style-name="P6" draw:layer="layout" svg:width="5.091cm" svg:height="1.673cm" draw:transform="rotate (-0.126885436619988) translate (6.805cm 2.63cm)">
          <draw:text-box draw:corner-radius="0.5cm">
            <text:p text:style-name="P5"><text:span text:style-name="T1"><text:s/></text:span><text:span text:style-name="T1">a; c&gt;=2; {c’}</text:span></text:p>
          </draw:text-box>
        </draw:frame>
        <draw:frame draw:style-name="gr6" draw:text-style-name="P4" draw:layer="layout" svg:width="1.25cm" svg:height="0.962cm" svg:x="2.25cm" svg:y="1.538cm">
          <draw:text-box>
            <text:p>1.</text:p>
          </draw:text-box>
        </draw:frame>
        <draw:frame draw:style-name="gr7" draw:text-style-name="P6" draw:layer="layout" svg:width="7.5cm" svg:height="1.673cm" svg:x="11cm" svg:y="6.676cm">
          <draw:text-box>
            <text:p text:style-name="P5"><text:span text:style-name="T1"><text:s/></text:span><text:span text:style-name="T1">b;C &lt;= 5 and c’ &gt;=1;{c}</text:span></text:p>
          </draw:text-box>
        </draw:frame>
        <draw:frame draw:style-name="gr7" draw:text-style-name="P6" draw:layer="layout" svg:width="6cm" svg:height="1.673cm" svg:x="5.75cm" svg:y="5.5cm">
          <draw:text-box>
            <text:p text:style-name="P5"><text:span text:style-name="T1"><text:s/></text:span><text:span text:style-name="T1">b; c’ &lt;= 3;{}</text:span></text:p>
          </draw:text-box>
        </draw:frame>
        <draw:frame draw:style-name="gr7" draw:text-style-name="P6" draw:layer="layout" svg:width="2.75cm" svg:height="1.673cm" svg:x="3cm" svg:y="8.099cm">
          <draw:text-box>
            <text:p text:style-name="P5"><text:span text:style-name="T1"><text:s/></text:span><text:span text:style-name="T1">a; ;{c’}</text:span></text:p>
          </draw:text-box>
        </draw:frame>
        <draw:line draw:style-name="gr8" draw:text-style-name="P3" draw:layer="measurelines" svg:x1="9.5cm" svg:y1="16.349cm" svg:x2="14cm" svg:y2="11.849cm">
          <text:p/>
        </draw:line>
        <draw:polygon draw:style-name="gr9" draw:text-style-name="P2" draw:layer="measurelines" svg:width="3.999cm" svg:height="2.999cm" svg:x="60.25cm" svg:y="13.137cm" svg:viewBox="0 0 4000 3000" draw:points="0,3000 2000,0 4000,0 2000,3000">
          <text:p/>
        </draw:polygon>
        <draw:frame draw:style-name="gr6" draw:text-style-name="P4" draw:layer="measurelines" svg:width="1.25cm" svg:height="0.962cm" svg:x="1cm" svg:y="12.599cm">
          <draw:text-box>
            <text:p>C’</text:p>
          </draw:text-box>
        </draw:frame>
        <draw:frame draw:style-name="gr6" draw:text-style-name="P4" draw:layer="measurelines" svg:width="1.25cm" svg:height="0.962cm" svg:x="5cm" svg:y="16.675cm">
          <draw:text-box>
            <text:p>C</text:p>
          </draw:text-box>
        </draw:frame>
        <draw:line draw:style-name="gr10" draw:text-style-name="P3" draw:layer="measurelines" svg:x1="1.75cm" svg:y1="16.349cm" svg:x2="6.25cm" svg:y2="16.349cm">
          <text:p/>
        </draw:line>
        <draw:line draw:style-name="gr10" draw:text-style-name="P3" draw:layer="measurelines" svg:x1="2.25cm" svg:y1="16.849cm" svg:x2="2.25cm" svg:y2="12.849cm">
          <text:p/>
        </draw:line>
        <draw:frame draw:style-name="gr6" draw:text-style-name="P4" draw:layer="measurelines" svg:width="1.25cm" svg:height="0.962cm" svg:x="8.531cm" svg:y="12.637cm">
          <draw:text-box>
            <text:p>C’</text:p>
          </draw:text-box>
        </draw:frame>
        <draw:frame draw:style-name="gr6" draw:text-style-name="P4" draw:layer="measurelines" svg:width="1.25cm" svg:height="0.962cm" svg:x="14.031cm" svg:y="16.637cm">
          <draw:text-box>
            <text:p>C</text:p>
          </draw:text-box>
        </draw:frame>
        <draw:line draw:style-name="gr10" draw:text-style-name="P3" draw:layer="measurelines" svg:x1="9.031cm" svg:y1="16.387cm" svg:x2="14.531cm" svg:y2="16.387cm">
          <text:p/>
        </draw:line>
        <draw:line draw:style-name="gr10" draw:text-style-name="P3" draw:layer="measurelines" svg:x1="9.531cm" svg:y1="16.887cm" svg:x2="9.531cm" svg:y2="12.387cm">
          <text:p/>
        </draw:line>
        <draw:line draw:style-name="gr11" draw:text-style-name="P3" draw:layer="measurelines" svg:x1="3.25cm" svg:y1="16.099cm" svg:x2="3.25cm" svg:y2="16.849cm">
          <text:p/>
        </draw:line>
        <draw:line draw:style-name="gr11" draw:text-style-name="P3" draw:layer="measurelines" svg:x1="4.25cm" svg:y1="16.099cm" svg:x2="4.25cm" svg:y2="16.849cm">
          <text:p/>
        </draw:line>
        <draw:line draw:style-name="gr11" draw:text-style-name="P3" draw:layer="measurelines" svg:x1="5.25cm" svg:y1="16.099cm" svg:x2="5.25cm" svg:y2="16.849cm">
          <text:p/>
        </draw:line>
        <draw:line draw:style-name="gr11" draw:text-style-name="P3" draw:layer="measurelines" svg:x1="10.531cm" svg:y1="16.137cm" svg:x2="10.531cm" svg:y2="16.887cm">
          <text:p/>
        </draw:line>
        <draw:line draw:style-name="gr11" draw:text-style-name="P3" draw:layer="measurelines" svg:x1="11.531cm" svg:y1="16.137cm" svg:x2="11.531cm" svg:y2="16.887cm">
          <text:p/>
        </draw:line>
        <draw:line draw:style-name="gr11" draw:text-style-name="P3" draw:layer="measurelines" svg:x1="12.531cm" svg:y1="16.137cm" svg:x2="12.531cm" svg:y2="16.887cm">
          <text:p/>
        </draw:line>
        <draw:line draw:style-name="gr11" draw:text-style-name="P3" draw:layer="measurelines" svg:x1="13.531cm" svg:y1="16.137cm" svg:x2="13.531cm" svg:y2="16.887cm">
          <text:p/>
        </draw:line>
        <draw:line draw:style-name="gr12" draw:text-style-name="P3" draw:layer="measurelines" svg:x1="6.5cm" svg:y1="14.349cm" svg:x2="8.5cm" svg:y2="14.349cm">
          <text:p/>
        </draw:line>
        <draw:frame draw:style-name="gr7" draw:text-style-name="P4" draw:layer="measurelines" svg:width="2.5cm" svg:height="1.673cm" svg:x="6.25cm" svg:y="13.637cm">
          <draw:text-box>
            <text:p>delay</text:p>
          </draw:text-box>
        </draw:frame>
        <draw:line draw:style-name="gr12" draw:text-style-name="P3" draw:layer="measurelines" svg:x1="14cm" svg:y1="14.637cm" svg:x2="16cm" svg:y2="14.637cm">
          <text:p/>
        </draw:line>
        <draw:frame draw:style-name="gr6" draw:text-style-name="P4" draw:layer="measurelines" svg:width="1.5cm" svg:height="0.962cm" svg:x="14.5cm" svg:y="13.714cm">
          <draw:text-box>
            <text:p>Inv.</text:p>
          </draw:text-box>
        </draw:frame>
        <draw:line draw:style-name="gr10" draw:text-style-name="P3" draw:layer="measurelines" svg:x1="26.25cm" svg:y1="16.349cm" svg:x2="31.25cm" svg:y2="16.349cm">
          <text:p/>
        </draw:line>
        <draw:line draw:style-name="gr10" draw:text-style-name="P3" draw:layer="measurelines" svg:x1="26.25cm" svg:y1="16.599cm" svg:x2="26.25cm" svg:y2="12.349cm">
          <text:p/>
        </draw:line>
        <draw:line draw:style-name="gr11" draw:text-style-name="P3" draw:layer="measurelines" svg:x1="27.25cm" svg:y1="16.099cm" svg:x2="27.25cm" svg:y2="16.849cm">
          <text:p/>
        </draw:line>
        <draw:line draw:style-name="gr11" draw:text-style-name="P3" draw:layer="measurelines" svg:x1="28.25cm" svg:y1="16.099cm" svg:x2="28.25cm" svg:y2="16.849cm">
          <text:p/>
        </draw:line>
        <draw:line draw:style-name="gr11" draw:text-style-name="P3" draw:layer="measurelines" svg:x1="29.25cm" svg:y1="16.099cm" svg:x2="29.25cm" svg:y2="16.849cm">
          <text:p/>
        </draw:line>
        <draw:line draw:style-name="gr11" draw:text-style-name="P3" draw:layer="measurelines" svg:x1="30.25cm" svg:y1="16.099cm" svg:x2="30.25cm" svg:y2="16.849cm">
          <text:p/>
        </draw:line>
        <draw:line draw:style-name="gr8" draw:text-style-name="P3" draw:layer="measurelines" svg:x1="28.25cm" svg:y1="14.349cm" svg:x2="30.25cm" svg:y2="12.349cm">
          <text:p/>
        </draw:line>
        <draw:custom-shape draw:style-name="gr5" draw:text-style-name="P2" draw:layer="measurelines" svg:width="0.5cm" svg:height="0.5cm" svg:x="30cm" svg:y="12.0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4" draw:layer="measurelines" svg:width="1.25cm" svg:height="0.962cm" svg:x="22.25cm" svg:y="16.349cm">
          <draw:text-box>
            <text:p>C</text:p>
          </draw:text-box>
        </draw:frame>
        <draw:frame draw:style-name="gr6" draw:text-style-name="P4" draw:layer="measurelines" svg:width="1.25cm" svg:height="0.962cm" svg:x="30.25cm" svg:y="16.349cm">
          <draw:text-box>
            <text:p>C</text:p>
          </draw:text-box>
        </draw:frame>
        <draw:frame draw:style-name="gr6" draw:text-style-name="P4" draw:layer="measurelines" svg:width="1.25cm" svg:height="0.962cm" svg:x="24.75cm" svg:y="12.349cm">
          <draw:text-box>
            <text:p>C’</text:p>
          </draw:text-box>
        </draw:frame>
        <draw:frame draw:style-name="gr6" draw:text-style-name="P4" draw:layer="measurelines" svg:width="3.25cm" svg:height="0.962cm" svg:x="22.25cm" svg:y="13.736cm">
          <draw:text-box>
            <text:p>constraint</text:p>
          </draw:text-box>
        </draw:frame>
        <draw:frame draw:style-name="gr6" draw:text-style-name="P4" draw:layer="measurelines" svg:width="3.25cm" svg:height="0.962cm" svg:x="30cm" svg:y="13.349cm">
          <draw:text-box>
            <text:p>reset</text:p>
          </draw:text-box>
        </draw:frame>
        <draw:line draw:style-name="gr12" draw:text-style-name="P3" draw:layer="measurelines" svg:x1="22.5cm" svg:y1="14.599cm" svg:x2="24.5cm" svg:y2="14.599cm">
          <text:p/>
        </draw:line>
        <draw:line draw:style-name="gr12" draw:text-style-name="P3" draw:layer="measurelines" svg:x1="30.25cm" svg:y1="14.349cm" svg:x2="32.25cm" svg:y2="14.349cm">
          <text:p/>
        </draw:line>
        <draw:line draw:style-name="gr10" draw:text-style-name="P3" draw:layer="measurelines" svg:x1="33.25cm" svg:y1="16.236cm" svg:x2="38.25cm" svg:y2="16.236cm">
          <text:p/>
        </draw:line>
        <draw:line draw:style-name="gr10" draw:text-style-name="P3" draw:layer="measurelines" svg:x1="33.25cm" svg:y1="16.599cm" svg:x2="33.25cm" svg:y2="12.349cm">
          <text:p/>
        </draw:line>
        <draw:line draw:style-name="gr11" draw:text-style-name="P3" draw:layer="measurelines" svg:x1="34.25cm" svg:y1="15.986cm" svg:x2="34.25cm" svg:y2="16.736cm">
          <text:p/>
        </draw:line>
        <draw:line draw:style-name="gr11" draw:text-style-name="P3" draw:layer="measurelines" svg:x1="35.25cm" svg:y1="15.986cm" svg:x2="35.25cm" svg:y2="16.736cm">
          <text:p/>
        </draw:line>
        <draw:line draw:style-name="gr11" draw:text-style-name="P3" draw:layer="measurelines" svg:x1="36.25cm" svg:y1="15.986cm" svg:x2="36.25cm" svg:y2="16.736cm">
          <text:p/>
        </draw:line>
        <draw:line draw:style-name="gr11" draw:text-style-name="P3" draw:layer="measurelines" svg:x1="37.25cm" svg:y1="15.986cm" svg:x2="37.25cm" svg:y2="16.736cm">
          <text:p/>
        </draw:line>
        <draw:line draw:style-name="gr8" draw:text-style-name="P3" draw:layer="measurelines" svg:x1="35.25cm" svg:y1="16.198cm" svg:x2="37.25cm" svg:y2="16.198cm">
          <text:p/>
        </draw:line>
        <draw:custom-shape draw:style-name="gr5" draw:text-style-name="P2" draw:layer="measurelines" svg:width="0.5cm" svg:height="0.5cm" svg:x="37cm" svg:y="15.9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4" draw:layer="measurelines" svg:width="1.25cm" svg:height="1.113cm" svg:x="37.75cm" svg:y="16.486cm">
          <draw:text-box>
            <text:p>C</text:p>
          </draw:text-box>
        </draw:frame>
        <draw:line draw:style-name="gr12" draw:text-style-name="P3" draw:layer="measurelines" svg:x1="36.75cm" svg:y1="14.637cm" svg:x2="38.75cm" svg:y2="14.637cm">
          <text:p/>
        </draw:line>
        <draw:frame draw:style-name="gr6" draw:text-style-name="P4" draw:layer="measurelines" svg:width="1.25cm" svg:height="0.962cm" svg:x="32cm" svg:y="12.637cm">
          <draw:text-box>
            <text:p>C’</text:p>
          </draw:text-box>
        </draw:frame>
        <draw:frame draw:style-name="gr6" draw:text-style-name="P4" draw:layer="measurelines" svg:width="3cm" svg:height="0.962cm" svg:x="36.5cm" svg:y="13.637cm">
          <draw:text-box>
            <text:p>invariant</text:p>
          </draw:text-box>
        </draw:frame>
        <draw:line draw:style-name="gr10" draw:text-style-name="P3" draw:layer="measurelines" svg:x1="48.281cm" svg:y1="16.175cm" svg:x2="53.281cm" svg:y2="16.175cm">
          <text:p/>
        </draw:line>
        <draw:line draw:style-name="gr10" draw:text-style-name="P3" draw:layer="measurelines" svg:x1="48.281cm" svg:y1="16.637cm" svg:x2="48.281cm" svg:y2="12.387cm">
          <text:p/>
        </draw:line>
        <draw:line draw:style-name="gr11" draw:text-style-name="P3" draw:layer="measurelines" svg:x1="49.281cm" svg:y1="15.925cm" svg:x2="49.281cm" svg:y2="16.675cm">
          <text:p/>
        </draw:line>
        <draw:line draw:style-name="gr11" draw:text-style-name="P3" draw:layer="measurelines" svg:x1="50.281cm" svg:y1="15.925cm" svg:x2="50.281cm" svg:y2="16.675cm">
          <text:p/>
        </draw:line>
        <draw:line draw:style-name="gr11" draw:text-style-name="P3" draw:layer="measurelines" svg:x1="51.281cm" svg:y1="15.925cm" svg:x2="51.281cm" svg:y2="16.675cm">
          <text:p/>
        </draw:line>
        <draw:line draw:style-name="gr11" draw:text-style-name="P3" draw:layer="measurelines" svg:x1="52.281cm" svg:y1="15.925cm" svg:x2="52.281cm" svg:y2="16.675cm">
          <text:p/>
        </draw:line>
        <draw:line draw:style-name="gr8" draw:text-style-name="P3" draw:layer="measurelines" svg:x1="50.25cm" svg:y1="16.137cm" svg:x2="54cm" svg:y2="12.387cm">
          <text:p/>
        </draw:line>
        <draw:frame draw:style-name="gr6" draw:text-style-name="P4" draw:layer="measurelines" svg:width="1.25cm" svg:height="0.962cm" svg:x="52.281cm" svg:y="16.175cm">
          <draw:text-box>
            <text:p>C</text:p>
          </draw:text-box>
        </draw:frame>
        <draw:frame draw:style-name="gr6" draw:text-style-name="P4" draw:layer="measurelines" svg:width="3cm" svg:height="0.962cm" svg:x="54.031cm" svg:y="14.137cm">
          <draw:text-box>
            <text:p>Invariant</text:p>
          </draw:text-box>
        </draw:frame>
        <draw:line draw:style-name="gr8" draw:text-style-name="P3" draw:layer="measurelines" svg:x1="52.25cm" svg:y1="16.137cm" svg:x2="55.75cm" svg:y2="12.637cm">
          <text:p/>
        </draw:line>
        <draw:custom-shape draw:style-name="gr5" draw:text-style-name="P2" draw:layer="measurelines" svg:width="0.5cm" svg:height="0.5cm" svg:x="50.031cm" svg:y="15.8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measurelines" svg:width="0.5cm" svg:height="0.5cm" svg:x="52.031cm" svg:y="15.8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4" draw:layer="measurelines" svg:width="1.25cm" svg:height="0.962cm" svg:x="47.281cm" svg:y="12.137cm">
          <draw:text-box>
            <text:p>C’</text:p>
          </draw:text-box>
        </draw:frame>
        <draw:line draw:style-name="gr10" draw:text-style-name="P3" draw:layer="measurelines" svg:x1="58.25cm" svg:y1="16.137cm" svg:x2="63.25cm" svg:y2="16.137cm">
          <text:p/>
        </draw:line>
        <draw:line draw:style-name="gr10" draw:text-style-name="P3" draw:layer="measurelines" svg:x1="58.25cm" svg:y1="16.637cm" svg:x2="58.25cm" svg:y2="12.387cm">
          <text:p/>
        </draw:line>
        <draw:line draw:style-name="gr11" draw:text-style-name="P3" draw:layer="measurelines" svg:x1="59.25cm" svg:y1="15.925cm" svg:x2="59.25cm" svg:y2="16.675cm">
          <text:p/>
        </draw:line>
        <draw:line draw:style-name="gr11" draw:text-style-name="P3" draw:layer="measurelines" svg:x1="60.25cm" svg:y1="15.925cm" svg:x2="60.25cm" svg:y2="16.675cm">
          <text:p/>
        </draw:line>
        <draw:line draw:style-name="gr11" draw:text-style-name="P3" draw:layer="measurelines" svg:x1="61.25cm" svg:y1="15.925cm" svg:x2="61.25cm" svg:y2="16.675cm">
          <text:p/>
        </draw:line>
        <draw:line draw:style-name="gr11" draw:text-style-name="P3" draw:layer="measurelines" svg:x1="62.25cm" svg:y1="15.925cm" svg:x2="62.25cm" svg:y2="16.675cm">
          <text:p/>
        </draw:line>
        <draw:frame draw:style-name="gr6" draw:text-style-name="P4" draw:layer="measurelines" svg:width="1.25cm" svg:height="0.962cm" svg:x="62.25cm" svg:y="16.175cm">
          <draw:text-box>
            <text:p>C</text:p>
          </draw:text-box>
        </draw:frame>
        <draw:frame draw:style-name="gr6" draw:text-style-name="P4" draw:layer="measurelines" svg:width="1.25cm" svg:height="0.962cm" svg:x="57.25cm" svg:y="12.137cm">
          <draw:text-box>
            <text:p>C’</text:p>
          </draw:text-box>
        </draw:frame>
        <draw:line draw:style-name="gr11" draw:text-style-name="P3" draw:layer="measurelines" svg:x1="57.75cm" svg:y1="15.137cm" svg:x2="58.75cm" svg:y2="15.137cm">
          <text:p/>
        </draw:line>
        <draw:line draw:style-name="gr11" draw:text-style-name="P3" draw:layer="measurelines" svg:x1="57.75cm" svg:y1="14.137cm" svg:x2="58.75cm" svg:y2="14.137cm">
          <text:p/>
        </draw:line>
        <draw:line draw:style-name="gr11" draw:text-style-name="P3" draw:layer="measurelines" svg:x1="57.75cm" svg:y1="13.137cm" svg:x2="58.75cm" svg:y2="13.137cm">
          <text:p/>
        </draw:line>
        <draw:custom-shape draw:style-name="gr5" draw:text-style-name="P2" draw:layer="measurelines" svg:width="0.5cm" svg:height="0.5cm" svg:x="62cm" svg:y="12.8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measurelines" svg:width="0.5cm" svg:height="0.5cm" svg:x="64cm" svg:y="12.8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measurelines" svg:width="0.5cm" svg:height="0.5cm" svg:x="60cm" svg:y="15.8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measurelines" svg:width="0.5cm" svg:height="0.5cm" svg:x="62cm" svg:y="15.8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3" draw:layer="measurelines" svg:x1="55.031cm" svg:y1="14.962cm" svg:x2="56.531cm" svg:y2="14.962cm">
          <text:p/>
        </draw:line>
        <draw:frame draw:style-name="gr6" draw:text-style-name="P4" draw:layer="measurelines" svg:width="2.25cm" svg:height="0.962cm" svg:x="43.75cm" svg:y="13.637cm">
          <draw:text-box>
            <text:p>delay</text:p>
          </draw:text-box>
        </draw:frame>
        <draw:frame draw:style-name="gr14" draw:text-style-name="P4" draw:layer="measurelines" svg:width="1.031cm" svg:height="0.962cm" svg:x="1.25cm" svg:y="16.675cm">
          <draw:text-box>
            <text:p>1.</text:p>
          </draw:text-box>
        </draw:frame>
        <draw:frame draw:style-name="gr14" draw:text-style-name="P4" draw:layer="measurelines" svg:width="1.031cm" svg:height="0.962cm" svg:x="8.5cm" svg:y="16.425cm">
          <draw:text-box>
            <text:p>1.</text:p>
          </draw:text-box>
        </draw:frame>
        <draw:frame draw:style-name="gr14" draw:text-style-name="P4" draw:layer="measurelines" svg:width="1.031cm" svg:height="0.962cm" svg:x="16.719cm" svg:y="16.349cm">
          <draw:text-box>
            <text:p>1.</text:p>
          </draw:text-box>
        </draw:frame>
        <draw:frame draw:style-name="gr14" draw:text-style-name="P4" draw:layer="measurelines" svg:width="1.031cm" svg:height="0.962cm" svg:x="25.219cm" svg:y="16.349cm">
          <draw:text-box>
            <text:p>1.</text:p>
          </draw:text-box>
        </draw:frame>
        <draw:frame draw:style-name="gr15" draw:text-style-name="P4" draw:layer="measurelines" svg:width="1.031cm" svg:height="1.113cm" svg:x="32.469cm" svg:y="15.986cm">
          <draw:text-box>
            <text:p>2.</text:p>
          </draw:text-box>
        </draw:frame>
        <draw:frame draw:style-name="gr14" draw:text-style-name="P4" draw:layer="measurelines" svg:width="1.031cm" svg:height="0.962cm" svg:x="47.25cm" svg:y="16.175cm">
          <draw:text-box>
            <text:p>2.</text:p>
          </draw:text-box>
        </draw:frame>
        <draw:frame draw:style-name="gr14" draw:text-style-name="P4" draw:layer="measurelines" svg:width="1.031cm" svg:height="0.962cm" svg:x="57.219cm" svg:y="16.137cm">
          <draw:text-box>
            <text:p>2.</text:p>
          </draw:text-box>
        </draw:frame>
        <draw:custom-shape draw:style-name="gr5" draw:text-style-name="P2" draw:layer="measurelines" svg:width="0.5cm" svg:height="0.5cm" svg:x="2cm" svg:y="16.0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measurelines" svg:width="0.5cm" svg:height="0.5cm" svg:x="9.281cm" svg:y="16.1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measurelines" svg:width="0.5cm" svg:height="0.5cm" svg:x="28cm" svg:y="14.0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measurelines" svg:width="0.5cm" svg:height="0.5cm" svg:x="35cm" svg:y="15.9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4" draw:layer="measurelines" svg:width="1.25cm" svg:height="0.962cm" svg:x="16.75cm" svg:y="12.349cm">
          <draw:text-box>
            <text:p>C’</text:p>
          </draw:text-box>
        </draw:frame>
        <draw:line draw:style-name="gr10" draw:text-style-name="P3" draw:layer="measurelines" svg:x1="17.25cm" svg:y1="16.349cm" svg:x2="22.75cm" svg:y2="16.349cm">
          <text:p/>
        </draw:line>
        <draw:line draw:style-name="gr10" draw:text-style-name="P3" draw:layer="measurelines" svg:x1="17.75cm" svg:y1="16.849cm" svg:x2="17.75cm" svg:y2="12.349cm">
          <text:p/>
        </draw:line>
        <draw:line draw:style-name="gr11" draw:text-style-name="P3" draw:layer="measurelines" svg:x1="18.75cm" svg:y1="16.099cm" svg:x2="18.75cm" svg:y2="16.849cm">
          <text:p/>
        </draw:line>
        <draw:line draw:style-name="gr11" draw:text-style-name="P3" draw:layer="measurelines" svg:x1="19.75cm" svg:y1="16.099cm" svg:x2="19.75cm" svg:y2="16.849cm">
          <text:p/>
        </draw:line>
        <draw:line draw:style-name="gr11" draw:text-style-name="P3" draw:layer="measurelines" svg:x1="20.75cm" svg:y1="16.099cm" svg:x2="20.75cm" svg:y2="16.849cm">
          <text:p/>
        </draw:line>
        <draw:line draw:style-name="gr11" draw:text-style-name="P3" draw:layer="measurelines" svg:x1="21.75cm" svg:y1="16.099cm" svg:x2="21.75cm" svg:y2="16.849cm">
          <text:p/>
        </draw:line>
        <draw:line draw:style-name="gr8" draw:text-style-name="P3" draw:layer="measurelines" svg:x1="17.75cm" svg:y1="16.349cm" svg:x2="21.75cm" svg:y2="12.349cm">
          <text:p/>
        </draw:line>
        <draw:custom-shape draw:style-name="gr5" draw:text-style-name="P2" draw:layer="measurelines" svg:width="0.5cm" svg:height="0.5cm" svg:x="21.5cm" svg:y="12.0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measurelines" svg:width="0.5cm" svg:height="0.5cm" svg:x="17.5cm" svg:y="16.0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3" draw:layer="measurelines" svg:x1="40.5cm" svg:y1="16.274cm" svg:x2="45.5cm" svg:y2="16.274cm">
          <text:p/>
        </draw:line>
        <draw:line draw:style-name="gr10" draw:text-style-name="P3" draw:layer="measurelines" svg:x1="40.5cm" svg:y1="16.637cm" svg:x2="40.5cm" svg:y2="12.387cm">
          <text:p/>
        </draw:line>
        <draw:line draw:style-name="gr11" draw:text-style-name="P3" draw:layer="measurelines" svg:x1="41.5cm" svg:y1="16.024cm" svg:x2="41.5cm" svg:y2="16.774cm">
          <text:p/>
        </draw:line>
        <draw:line draw:style-name="gr11" draw:text-style-name="P3" draw:layer="measurelines" svg:x1="42.5cm" svg:y1="16.024cm" svg:x2="42.5cm" svg:y2="16.774cm">
          <text:p/>
        </draw:line>
        <draw:line draw:style-name="gr11" draw:text-style-name="P3" draw:layer="measurelines" svg:x1="43.5cm" svg:y1="16.024cm" svg:x2="43.5cm" svg:y2="16.774cm">
          <text:p/>
        </draw:line>
        <draw:line draw:style-name="gr11" draw:text-style-name="P3" draw:layer="measurelines" svg:x1="44.5cm" svg:y1="16.024cm" svg:x2="44.5cm" svg:y2="16.774cm">
          <text:p/>
        </draw:line>
        <draw:line draw:style-name="gr8" draw:text-style-name="P3" draw:layer="measurelines" svg:x1="42.5cm" svg:y1="16.236cm" svg:x2="44.5cm" svg:y2="16.236cm">
          <text:p/>
        </draw:line>
        <draw:custom-shape draw:style-name="gr5" draw:text-style-name="P2" draw:layer="measurelines" svg:width="0.5cm" svg:height="0.5cm" svg:x="44.25cm" svg:y="15.9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4" draw:layer="measurelines" svg:width="1.25cm" svg:height="1.113cm" svg:x="45cm" svg:y="16.524cm">
          <draw:text-box>
            <text:p>C</text:p>
          </draw:text-box>
        </draw:frame>
        <draw:line draw:style-name="gr12" draw:text-style-name="P3" draw:layer="measurelines" svg:x1="93.5cm" svg:y1="-6.651cm" svg:x2="95.5cm" svg:y2="-6.651cm">
          <text:p/>
        </draw:line>
        <draw:frame draw:style-name="gr6" draw:text-style-name="P4" draw:layer="measurelines" svg:width="1.25cm" svg:height="0.962cm" svg:x="39.25cm" svg:y="12.675cm">
          <draw:text-box>
            <text:p>C’</text:p>
          </draw:text-box>
        </draw:frame>
        <draw:frame draw:style-name="gr15" draw:text-style-name="P4" draw:layer="measurelines" svg:width="1.031cm" svg:height="1.113cm" svg:x="39.719cm" svg:y="16.024cm">
          <draw:text-box>
            <text:p>2.</text:p>
          </draw:text-box>
        </draw:frame>
        <draw:custom-shape draw:style-name="gr5" draw:text-style-name="P2" draw:layer="measurelines" svg:width="0.5cm" svg:height="0.5cm" svg:x="42.25cm" svg:y="16.0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3" draw:layer="measurelines" svg:x1="43.9cm" svg:y1="14.637cm" svg:x2="45.9cm" svg:y2="14.637cm">
          <text:p/>
        </draw:line>
        <draw:frame draw:style-name="gr6" draw:text-style-name="P4" draw:layer="measurelines" svg:width="1.25cm" svg:height="0.962cm" svg:x="0cm" svg:y="20cm">
          <draw:text-box>
            <text:p>C’</text:p>
          </draw:text-box>
        </draw:frame>
        <draw:line draw:style-name="gr10" draw:text-style-name="P3" draw:layer="measurelines" svg:x1="0.5cm" svg:y1="24cm" svg:x2="6cm" svg:y2="24cm">
          <text:p/>
        </draw:line>
        <draw:line draw:style-name="gr10" draw:text-style-name="P3" draw:layer="measurelines" svg:x1="1cm" svg:y1="24.5cm" svg:x2="1cm" svg:y2="20cm">
          <text:p/>
        </draw:line>
        <draw:line draw:style-name="gr11" draw:text-style-name="P3" draw:layer="measurelines" svg:x1="2cm" svg:y1="23.75cm" svg:x2="2cm" svg:y2="24.5cm">
          <text:p/>
        </draw:line>
        <draw:line draw:style-name="gr11" draw:text-style-name="P3" draw:layer="measurelines" svg:x1="3cm" svg:y1="23.75cm" svg:x2="3cm" svg:y2="24.5cm">
          <text:p/>
        </draw:line>
        <draw:line draw:style-name="gr11" draw:text-style-name="P3" draw:layer="measurelines" svg:x1="4cm" svg:y1="23.75cm" svg:x2="4cm" svg:y2="24.5cm">
          <text:p/>
        </draw:line>
        <draw:line draw:style-name="gr11" draw:text-style-name="P3" draw:layer="measurelines" svg:x1="5cm" svg:y1="23.75cm" svg:x2="5cm" svg:y2="24.5cm">
          <text:p/>
        </draw:line>
        <draw:line draw:style-name="gr8" draw:text-style-name="P3" draw:layer="measurelines" svg:x1="1cm" svg:y1="24cm" svg:x2="5cm" svg:y2="20cm">
          <text:p/>
        </draw:line>
        <draw:custom-shape draw:style-name="gr5" draw:text-style-name="P2" draw:layer="measurelines" svg:width="0.5cm" svg:height="0.5cm" svg:x="4.75cm" svg:y="19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4" draw:layer="measurelines" svg:width="1.25cm" svg:height="0.962cm" svg:x="5cm" svg:y="24.038cm">
          <draw:text-box>
            <text:p>C</text:p>
          </draw:text-box>
        </draw:frame>
        <draw:frame draw:style-name="gr14" draw:text-style-name="P4" draw:layer="measurelines" svg:width="1.031cm" svg:height="0.962cm" svg:x="-0.031cm" svg:y="24.038cm">
          <draw:text-box>
            <text:p>1.</text:p>
          </draw:text-box>
        </draw:frame>
        <draw:custom-shape draw:style-name="gr5" draw:text-style-name="P2" draw:layer="measurelines" svg:width="0.5cm" svg:height="0.5cm" svg:x="0.75cm" svg:y="2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4" draw:layer="measurelines" svg:width="1.25cm" svg:height="0.962cm" svg:x="33.031cm" svg:y="19.849cm">
          <draw:text-box>
            <text:p>C’</text:p>
          </draw:text-box>
        </draw:frame>
        <draw:line draw:style-name="gr10" draw:text-style-name="P3" draw:layer="measurelines" svg:x1="33.531cm" svg:y1="23.849cm" svg:x2="39.031cm" svg:y2="23.849cm">
          <text:p/>
        </draw:line>
        <draw:line draw:style-name="gr10" draw:text-style-name="P3" draw:layer="measurelines" svg:x1="34.031cm" svg:y1="24.349cm" svg:x2="34.031cm" svg:y2="19.849cm">
          <text:p/>
        </draw:line>
        <draw:line draw:style-name="gr11" draw:text-style-name="P3" draw:layer="measurelines" svg:x1="35.031cm" svg:y1="23.599cm" svg:x2="35.031cm" svg:y2="24.349cm">
          <text:p/>
        </draw:line>
        <draw:line draw:style-name="gr11" draw:text-style-name="P3" draw:layer="measurelines" svg:x1="36.031cm" svg:y1="23.599cm" svg:x2="36.031cm" svg:y2="24.349cm">
          <text:p/>
        </draw:line>
        <draw:line draw:style-name="gr11" draw:text-style-name="P3" draw:layer="measurelines" svg:x1="37.031cm" svg:y1="23.599cm" svg:x2="37.031cm" svg:y2="24.349cm">
          <text:p/>
        </draw:line>
        <draw:line draw:style-name="gr11" draw:text-style-name="P3" draw:layer="measurelines" svg:x1="38.031cm" svg:y1="23.599cm" svg:x2="38.031cm" svg:y2="24.349cm">
          <text:p/>
        </draw:line>
        <draw:line draw:style-name="gr8" draw:text-style-name="P3" draw:layer="measurelines" svg:x1="34.031cm" svg:y1="23.849cm" svg:x2="38.25cm" svg:y2="19.599cm">
          <text:p/>
        </draw:line>
        <draw:frame draw:style-name="gr6" draw:text-style-name="P4" draw:layer="measurelines" svg:width="1.25cm" svg:height="0.962cm" svg:x="38.031cm" svg:y="23.887cm">
          <draw:text-box>
            <text:p>C</text:p>
          </draw:text-box>
        </draw:frame>
        <draw:frame draw:style-name="gr14" draw:text-style-name="P4" draw:layer="measurelines" svg:width="1.031cm" svg:height="0.962cm" svg:x="33cm" svg:y="23.887cm">
          <draw:text-box>
            <text:p>3.</text:p>
          </draw:text-box>
        </draw:frame>
        <draw:custom-shape draw:style-name="gr5" draw:text-style-name="P2" draw:layer="measurelines" svg:width="0.5cm" svg:height="0.5cm" svg:x="33.781cm" svg:y="23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3" draw:layer="measurelines" svg:x1="14.25cm" svg:y1="22.349cm" svg:x2="17.25cm" svg:y2="22.349cm">
          <text:p/>
        </draw:line>
        <draw:line draw:style-name="gr10" draw:text-style-name="P3" draw:layer="measurelines" svg:x1="29.75cm" svg:y1="22.349cm" svg:x2="33.25cm" svg:y2="22.349cm">
          <text:p/>
        </draw:line>
        <draw:line draw:style-name="gr10" draw:text-style-name="P3" draw:layer="measurelines" svg:x1="22.5cm" svg:y1="22.349cm" svg:x2="25.5cm" svg:y2="22.349cm">
          <text:p/>
        </draw:line>
        <draw:frame draw:style-name="gr6" draw:text-style-name="P4" draw:layer="measurelines" svg:width="2.25cm" svg:height="0.962cm" svg:x="14.5cm" svg:y="21.349cm">
          <draw:text-box>
            <text:p>reset</text:p>
          </draw:text-box>
        </draw:frame>
        <draw:frame draw:style-name="gr16" draw:text-style-name="P4" draw:layer="measurelines" svg:width="3cm" svg:height="1cm" svg:x="22.5cm" svg:y="21.099cm">
          <draw:text-box>
            <text:p>invariant</text:p>
          </draw:text-box>
        </draw:frame>
        <draw:frame draw:style-name="gr16" draw:text-style-name="P4" draw:layer="measurelines" svg:width="3.5cm" svg:height="1cm" svg:x="29.75cm" svg:y="21.099cm">
          <draw:text-box>
            <text:p>delay</text:p>
          </draw:text-box>
        </draw:frame>
        <draw:frame draw:style-name="gr6" draw:text-style-name="P4" draw:layer="measurelines" svg:width="1.25cm" svg:height="0.962cm" svg:x="33.032cm" svg:y="19.849cm">
          <draw:text-box>
            <text:p>C’</text:p>
          </draw:text-box>
        </draw:frame>
        <draw:line draw:style-name="gr10" draw:text-style-name="P3" draw:layer="measurelines" svg:x1="33.532cm" svg:y1="23.849cm" svg:x2="39.032cm" svg:y2="23.849cm">
          <text:p/>
        </draw:line>
        <draw:line draw:style-name="gr10" draw:text-style-name="P3" draw:layer="measurelines" svg:x1="34.032cm" svg:y1="24.349cm" svg:x2="34.032cm" svg:y2="19.849cm">
          <text:p/>
        </draw:line>
        <draw:line draw:style-name="gr11" draw:text-style-name="P3" draw:layer="measurelines" svg:x1="35.032cm" svg:y1="23.599cm" svg:x2="35.032cm" svg:y2="24.349cm">
          <text:p/>
        </draw:line>
        <draw:line draw:style-name="gr11" draw:text-style-name="P3" draw:layer="measurelines" svg:x1="36.032cm" svg:y1="23.599cm" svg:x2="36.032cm" svg:y2="24.349cm">
          <text:p/>
        </draw:line>
        <draw:line draw:style-name="gr11" draw:text-style-name="P3" draw:layer="measurelines" svg:x1="37.032cm" svg:y1="23.599cm" svg:x2="37.032cm" svg:y2="24.349cm">
          <text:p/>
        </draw:line>
        <draw:line draw:style-name="gr11" draw:text-style-name="P3" draw:layer="measurelines" svg:x1="38.032cm" svg:y1="23.599cm" svg:x2="38.032cm" svg:y2="24.349cm">
          <text:p/>
        </draw:line>
        <draw:frame draw:style-name="gr6" draw:text-style-name="P4" draw:layer="measurelines" svg:width="1.25cm" svg:height="0.962cm" svg:x="38.032cm" svg:y="23.887cm">
          <draw:text-box>
            <text:p>C</text:p>
          </draw:text-box>
        </draw:frame>
        <draw:frame draw:style-name="gr14" draw:text-style-name="P4" draw:layer="measurelines" svg:width="1.031cm" svg:height="0.962cm" svg:x="33.001cm" svg:y="23.887cm">
          <draw:text-box>
            <text:p>3.</text:p>
          </draw:text-box>
        </draw:frame>
        <draw:custom-shape draw:style-name="gr5" draw:text-style-name="P2" draw:layer="measurelines" svg:width="0.5cm" svg:height="0.5cm" svg:x="33.782cm" svg:y="23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4" draw:layer="measurelines" svg:width="1.25cm" svg:height="0.962cm" svg:x="8.031cm" svg:y="20.099cm">
          <draw:text-box>
            <text:p>C’</text:p>
          </draw:text-box>
        </draw:frame>
        <draw:line draw:style-name="gr10" draw:text-style-name="P3" draw:layer="measurelines" svg:x1="8.531cm" svg:y1="24.099cm" svg:x2="14.031cm" svg:y2="24.099cm">
          <text:p/>
        </draw:line>
        <draw:line draw:style-name="gr10" draw:text-style-name="P3" draw:layer="measurelines" svg:x1="9.031cm" svg:y1="24.599cm" svg:x2="9.031cm" svg:y2="20.099cm">
          <text:p/>
        </draw:line>
        <draw:line draw:style-name="gr11" draw:text-style-name="P3" draw:layer="measurelines" svg:x1="10.031cm" svg:y1="23.849cm" svg:x2="10.031cm" svg:y2="24.599cm">
          <text:p/>
        </draw:line>
        <draw:line draw:style-name="gr11" draw:text-style-name="P3" draw:layer="measurelines" svg:x1="11.031cm" svg:y1="23.849cm" svg:x2="11.031cm" svg:y2="24.599cm">
          <text:p/>
        </draw:line>
        <draw:line draw:style-name="gr11" draw:text-style-name="P3" draw:layer="measurelines" svg:x1="12.031cm" svg:y1="23.849cm" svg:x2="12.031cm" svg:y2="24.599cm">
          <text:p/>
        </draw:line>
        <draw:line draw:style-name="gr11" draw:text-style-name="P3" draw:layer="measurelines" svg:x1="13.031cm" svg:y1="23.849cm" svg:x2="13.031cm" svg:y2="24.599cm">
          <text:p/>
        </draw:line>
        <draw:line draw:style-name="gr8" draw:text-style-name="P3" draw:layer="measurelines" svg:x1="9.031cm" svg:y1="24.099cm" svg:x2="12cm" svg:y2="21.099cm">
          <text:p/>
        </draw:line>
        <draw:custom-shape draw:style-name="gr5" draw:text-style-name="P2" draw:layer="measurelines" svg:width="0.5cm" svg:height="0.5cm" svg:x="11.75cm" svg:y="20.8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4" draw:layer="measurelines" svg:width="1.25cm" svg:height="0.962cm" svg:x="13.031cm" svg:y="24.137cm">
          <draw:text-box>
            <text:p>C</text:p>
          </draw:text-box>
        </draw:frame>
        <draw:frame draw:style-name="gr14" draw:text-style-name="P4" draw:layer="measurelines" svg:width="1.031cm" svg:height="0.962cm" svg:x="8cm" svg:y="24.137cm">
          <draw:text-box>
            <text:p>1.</text:p>
          </draw:text-box>
        </draw:frame>
        <draw:custom-shape draw:style-name="gr5" draw:text-style-name="P2" draw:layer="measurelines" svg:width="0.5cm" svg:height="0.5cm" svg:x="8.781cm" svg:y="23.8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3" draw:layer="measurelines" svg:x1="5cm" svg:y1="22.349cm" svg:x2="8cm" svg:y2="22.349cm">
          <text:p/>
        </draw:line>
        <draw:frame draw:style-name="gr7" draw:text-style-name="P7" draw:layer="measurelines" svg:width="3.5cm" svg:height="1.673cm" svg:x="5cm" svg:y="21.099cm">
          <draw:text-box>
            <text:p>constraint</text:p>
          </draw:text-box>
        </draw:frame>
        <draw:frame draw:style-name="gr6" draw:text-style-name="P4" draw:layer="measurelines" svg:width="1.25cm" svg:height="0.962cm" svg:x="16.5cm" svg:y="20.099cm">
          <draw:text-box>
            <text:p>C’</text:p>
          </draw:text-box>
        </draw:frame>
        <draw:line draw:style-name="gr10" draw:text-style-name="P3" draw:layer="measurelines" svg:x1="17cm" svg:y1="24.099cm" svg:x2="22.5cm" svg:y2="24.099cm">
          <text:p/>
        </draw:line>
        <draw:line draw:style-name="gr10" draw:text-style-name="P3" draw:layer="measurelines" svg:x1="17.5cm" svg:y1="24.599cm" svg:x2="17.5cm" svg:y2="20.099cm">
          <text:p/>
        </draw:line>
        <draw:line draw:style-name="gr11" draw:text-style-name="P3" draw:layer="measurelines" svg:x1="18.5cm" svg:y1="23.849cm" svg:x2="18.5cm" svg:y2="24.599cm">
          <text:p/>
        </draw:line>
        <draw:line draw:style-name="gr11" draw:text-style-name="P3" draw:layer="measurelines" svg:x1="19.5cm" svg:y1="23.849cm" svg:x2="19.5cm" svg:y2="24.599cm">
          <text:p/>
        </draw:line>
        <draw:line draw:style-name="gr11" draw:text-style-name="P3" draw:layer="measurelines" svg:x1="20.5cm" svg:y1="23.849cm" svg:x2="20.5cm" svg:y2="24.599cm">
          <text:p/>
        </draw:line>
        <draw:line draw:style-name="gr11" draw:text-style-name="P3" draw:layer="measurelines" svg:x1="21.5cm" svg:y1="23.849cm" svg:x2="21.5cm" svg:y2="24.599cm">
          <text:p/>
        </draw:line>
        <draw:line draw:style-name="gr8" draw:text-style-name="P3" draw:layer="measurelines" svg:x1="17.5cm" svg:y1="24.099cm" svg:x2="20.5cm" svg:y2="21.099cm">
          <text:p/>
        </draw:line>
        <draw:custom-shape draw:style-name="gr5" draw:text-style-name="P2" draw:layer="measurelines" svg:width="0.5cm" svg:height="0.5cm" svg:x="20.25cm" svg:y="20.8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4" draw:layer="measurelines" svg:width="1.25cm" svg:height="0.962cm" svg:x="21.5cm" svg:y="24.137cm">
          <draw:text-box>
            <text:p>C</text:p>
          </draw:text-box>
        </draw:frame>
        <draw:frame draw:style-name="gr14" draw:text-style-name="P4" draw:layer="measurelines" svg:width="1.031cm" svg:height="0.962cm" svg:x="16.469cm" svg:y="24.137cm">
          <draw:text-box>
            <text:p>3.</text:p>
          </draw:text-box>
        </draw:frame>
        <draw:custom-shape draw:style-name="gr5" draw:text-style-name="P2" draw:layer="measurelines" svg:width="0.5cm" svg:height="0.5cm" svg:x="17.25cm" svg:y="23.8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4" draw:layer="measurelines" svg:width="1.25cm" svg:height="0.962cm" svg:x="25cm" svg:y="19.599cm">
          <draw:text-box>
            <text:p>C’</text:p>
          </draw:text-box>
        </draw:frame>
        <draw:line draw:style-name="gr10" draw:text-style-name="P3" draw:layer="measurelines" svg:x1="25.5cm" svg:y1="23.599cm" svg:x2="31cm" svg:y2="23.599cm">
          <text:p/>
        </draw:line>
        <draw:line draw:style-name="gr10" draw:text-style-name="P3" draw:layer="measurelines" svg:x1="26cm" svg:y1="24.099cm" svg:x2="26cm" svg:y2="19.599cm">
          <text:p/>
        </draw:line>
        <draw:line draw:style-name="gr11" draw:text-style-name="P3" draw:layer="measurelines" svg:x1="27cm" svg:y1="23.349cm" svg:x2="27cm" svg:y2="24.099cm">
          <text:p/>
        </draw:line>
        <draw:line draw:style-name="gr11" draw:text-style-name="P3" draw:layer="measurelines" svg:x1="28cm" svg:y1="23.349cm" svg:x2="28cm" svg:y2="24.099cm">
          <text:p/>
        </draw:line>
        <draw:line draw:style-name="gr11" draw:text-style-name="P3" draw:layer="measurelines" svg:x1="29cm" svg:y1="23.349cm" svg:x2="29cm" svg:y2="24.099cm">
          <text:p/>
        </draw:line>
        <draw:line draw:style-name="gr11" draw:text-style-name="P3" draw:layer="measurelines" svg:x1="30cm" svg:y1="23.349cm" svg:x2="30cm" svg:y2="24.099cm">
          <text:p/>
        </draw:line>
        <draw:line draw:style-name="gr8" draw:text-style-name="P3" draw:layer="measurelines" svg:x1="26cm" svg:y1="23.599cm" svg:x2="29cm" svg:y2="20.599cm">
          <text:p/>
        </draw:line>
        <draw:custom-shape draw:style-name="gr5" draw:text-style-name="P2" draw:layer="measurelines" svg:width="0.5cm" svg:height="0.5cm" svg:x="28.75cm" svg:y="20.3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4" draw:layer="measurelines" svg:width="1.25cm" svg:height="0.962cm" svg:x="30cm" svg:y="23.637cm">
          <draw:text-box>
            <text:p>C</text:p>
          </draw:text-box>
        </draw:frame>
        <draw:frame draw:style-name="gr14" draw:text-style-name="P4" draw:layer="measurelines" svg:width="1.031cm" svg:height="0.962cm" svg:x="24.969cm" svg:y="23.637cm">
          <draw:text-box>
            <text:p>3.</text:p>
          </draw:text-box>
        </draw:frame>
        <draw:custom-shape draw:style-name="gr5" draw:text-style-name="P2" draw:layer="measurelines" svg:width="0.5cm" svg:height="0.5cm" svg:x="25.75cm" svg:y="23.3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3" draw:layer="measurelines" svg:x1="38.25cm" svg:y1="22.099cm" svg:x2="41.75cm" svg:y2="22.099cm">
          <text:p/>
        </draw:line>
        <draw:frame draw:style-name="gr16" draw:text-style-name="P7" draw:layer="measurelines" svg:width="4.5cm" svg:height="1cm" svg:x="38cm" svg:y="20.849cm">
          <draw:text-box>
            <text:p>invariant</text:p>
          </draw:text-box>
        </draw:frame>
        <draw:frame draw:style-name="gr6" draw:text-style-name="P4" draw:layer="measurelines" svg:width="1.25cm" svg:height="0.962cm" svg:x="41.999cm" svg:y="19.599cm">
          <draw:text-box>
            <text:p>C’</text:p>
          </draw:text-box>
        </draw:frame>
        <draw:line draw:style-name="gr10" draw:text-style-name="P3" draw:layer="measurelines" svg:x1="42.499cm" svg:y1="23.599cm" svg:x2="47.999cm" svg:y2="23.599cm">
          <text:p/>
        </draw:line>
        <draw:line draw:style-name="gr10" draw:text-style-name="P3" draw:layer="measurelines" svg:x1="42.999cm" svg:y1="24.099cm" svg:x2="42.999cm" svg:y2="19.599cm">
          <text:p/>
        </draw:line>
        <draw:line draw:style-name="gr11" draw:text-style-name="P3" draw:layer="measurelines" svg:x1="43.999cm" svg:y1="23.349cm" svg:x2="43.999cm" svg:y2="24.099cm">
          <text:p/>
        </draw:line>
        <draw:line draw:style-name="gr11" draw:text-style-name="P3" draw:layer="measurelines" svg:x1="44.999cm" svg:y1="23.349cm" svg:x2="44.999cm" svg:y2="24.099cm">
          <text:p/>
        </draw:line>
        <draw:line draw:style-name="gr11" draw:text-style-name="P3" draw:layer="measurelines" svg:x1="45.999cm" svg:y1="23.349cm" svg:x2="45.999cm" svg:y2="24.099cm">
          <text:p/>
        </draw:line>
        <draw:line draw:style-name="gr11" draw:text-style-name="P3" draw:layer="measurelines" svg:x1="46.999cm" svg:y1="23.349cm" svg:x2="46.999cm" svg:y2="24.099cm">
          <text:p/>
        </draw:line>
        <draw:line draw:style-name="gr8" draw:text-style-name="P3" draw:layer="measurelines" svg:x1="42.999cm" svg:y1="23.599cm" svg:x2="47.25cm" svg:y2="19.349cm">
          <text:p/>
        </draw:line>
        <draw:frame draw:style-name="gr6" draw:text-style-name="P4" draw:layer="measurelines" svg:width="1.25cm" svg:height="0.962cm" svg:x="46.999cm" svg:y="23.637cm">
          <draw:text-box>
            <text:p>C</text:p>
          </draw:text-box>
        </draw:frame>
        <draw:frame draw:style-name="gr14" draw:text-style-name="P4" draw:layer="measurelines" svg:width="1.031cm" svg:height="0.962cm" svg:x="41.968cm" svg:y="23.637cm">
          <draw:text-box>
            <text:p>3.</text:p>
          </draw:text-box>
        </draw:frame>
        <draw:custom-shape draw:style-name="gr5" draw:text-style-name="P2" draw:layer="measurelines" svg:width="0.5cm" svg:height="0.5cm" svg:x="42.749cm" svg:y="23.3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4" draw:layer="measurelines" svg:width="1.25cm" svg:height="0.962cm" svg:x="42cm" svg:y="19.599cm">
          <draw:text-box>
            <text:p>C’</text:p>
          </draw:text-box>
        </draw:frame>
        <draw:line draw:style-name="gr10" draw:text-style-name="P3" draw:layer="measurelines" svg:x1="42.5cm" svg:y1="23.599cm" svg:x2="48cm" svg:y2="23.599cm">
          <text:p/>
        </draw:line>
        <draw:line draw:style-name="gr10" draw:text-style-name="P3" draw:layer="measurelines" svg:x1="43cm" svg:y1="24.099cm" svg:x2="43cm" svg:y2="19.599cm">
          <text:p/>
        </draw:line>
        <draw:line draw:style-name="gr11" draw:text-style-name="P3" draw:layer="measurelines" svg:x1="44cm" svg:y1="23.349cm" svg:x2="44cm" svg:y2="24.099cm">
          <text:p/>
        </draw:line>
        <draw:line draw:style-name="gr11" draw:text-style-name="P3" draw:layer="measurelines" svg:x1="45cm" svg:y1="23.349cm" svg:x2="45cm" svg:y2="24.099cm">
          <text:p/>
        </draw:line>
        <draw:line draw:style-name="gr11" draw:text-style-name="P3" draw:layer="measurelines" svg:x1="46cm" svg:y1="23.349cm" svg:x2="46cm" svg:y2="24.099cm">
          <text:p/>
        </draw:line>
        <draw:line draw:style-name="gr11" draw:text-style-name="P3" draw:layer="measurelines" svg:x1="47cm" svg:y1="23.349cm" svg:x2="47cm" svg:y2="24.099cm">
          <text:p/>
        </draw:line>
        <draw:frame draw:style-name="gr6" draw:text-style-name="P4" draw:layer="measurelines" svg:width="1.25cm" svg:height="0.962cm" svg:x="47cm" svg:y="23.637cm">
          <draw:text-box>
            <text:p>C</text:p>
          </draw:text-box>
        </draw:frame>
        <draw:frame draw:style-name="gr14" draw:text-style-name="P4" draw:layer="measurelines" svg:width="1.031cm" svg:height="0.962cm" svg:x="41.969cm" svg:y="23.637cm">
          <draw:text-box>
            <text:p>3.</text:p>
          </draw:text-box>
        </draw:frame>
        <draw:custom-shape draw:style-name="gr5" draw:text-style-name="P2" draw:layer="measurelines" svg:width="0.5cm" svg:height="0.5cm" svg:x="42.75cm" svg:y="23.3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draw:layer="measurelines" svg:width="2cm" svg:height="2cm" svg:x="53cm" svg:y="27.811cm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line draw:style-name="gr18" draw:text-style-name="P3" draw:layer="measurelines" svg:x1="24cm" svg:y1="29.849cm" svg:x2="26cm" svg:y2="29.849cm">
          <text:p/>
        </draw:line>
        <draw:polygon draw:style-name="gr9" draw:text-style-name="P2" draw:layer="measurelines" svg:width="3.999cm" svg:height="2.999cm" svg:x="3.5cm" svg:y="26.849cm" svg:viewBox="0 0 4000 3000" draw:points="0,3000 2000,0 4000,0 2000,3000">
          <text:p/>
        </draw:polygon>
        <draw:line draw:style-name="gr10" draw:text-style-name="P3" draw:layer="measurelines" svg:x1="1.5cm" svg:y1="29.849cm" svg:x2="6.5cm" svg:y2="29.849cm">
          <text:p/>
        </draw:line>
        <draw:line draw:style-name="gr10" draw:text-style-name="P3" draw:layer="measurelines" svg:x1="1.5cm" svg:y1="30.349cm" svg:x2="1.5cm" svg:y2="26.099cm">
          <text:p/>
        </draw:line>
        <draw:line draw:style-name="gr11" draw:text-style-name="P3" draw:layer="measurelines" svg:x1="2.5cm" svg:y1="29.637cm" svg:x2="2.5cm" svg:y2="30.387cm">
          <text:p/>
        </draw:line>
        <draw:line draw:style-name="gr11" draw:text-style-name="P3" draw:layer="measurelines" svg:x1="3.5cm" svg:y1="29.637cm" svg:x2="3.5cm" svg:y2="30.387cm">
          <text:p/>
        </draw:line>
        <draw:line draw:style-name="gr11" draw:text-style-name="P3" draw:layer="measurelines" svg:x1="4.5cm" svg:y1="29.637cm" svg:x2="4.5cm" svg:y2="30.387cm">
          <text:p/>
        </draw:line>
        <draw:line draw:style-name="gr11" draw:text-style-name="P3" draw:layer="measurelines" svg:x1="5.5cm" svg:y1="29.637cm" svg:x2="5.5cm" svg:y2="30.387cm">
          <text:p/>
        </draw:line>
        <draw:frame draw:style-name="gr6" draw:text-style-name="P4" draw:layer="measurelines" svg:width="1.25cm" svg:height="0.962cm" svg:x="5.5cm" svg:y="29.887cm">
          <draw:text-box>
            <text:p>C</text:p>
          </draw:text-box>
        </draw:frame>
        <draw:frame draw:style-name="gr6" draw:text-style-name="P4" draw:layer="measurelines" svg:width="1.25cm" svg:height="0.962cm" svg:x="0.5cm" svg:y="25.849cm">
          <draw:text-box>
            <text:p>C’</text:p>
          </draw:text-box>
        </draw:frame>
        <draw:line draw:style-name="gr11" draw:text-style-name="P3" draw:layer="measurelines" svg:x1="1cm" svg:y1="28.849cm" svg:x2="2cm" svg:y2="28.849cm">
          <text:p/>
        </draw:line>
        <draw:line draw:style-name="gr11" draw:text-style-name="P3" draw:layer="measurelines" svg:x1="1cm" svg:y1="27.849cm" svg:x2="2cm" svg:y2="27.849cm">
          <text:p/>
        </draw:line>
        <draw:line draw:style-name="gr11" draw:text-style-name="P3" draw:layer="measurelines" svg:x1="1cm" svg:y1="26.849cm" svg:x2="2cm" svg:y2="26.849cm">
          <text:p/>
        </draw:line>
        <draw:custom-shape draw:style-name="gr5" draw:text-style-name="P2" draw:layer="measurelines" svg:width="0.5cm" svg:height="0.5cm" svg:x="5.25cm" svg:y="26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measurelines" svg:width="0.5cm" svg:height="0.5cm" svg:x="7.25cm" svg:y="26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measurelines" svg:width="0.5cm" svg:height="0.5cm" svg:x="3.25cm" svg:y="29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measurelines" svg:width="0.5cm" svg:height="0.5cm" svg:x="5.25cm" svg:y="29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4" draw:layer="measurelines" svg:width="1.031cm" svg:height="0.962cm" svg:x="0.75cm" svg:y="29.849cm">
          <draw:text-box>
            <text:p>2.</text:p>
          </draw:text-box>
        </draw:frame>
        <draw:line draw:style-name="gr19" draw:text-style-name="P8" draw:layer="measurelines" svg:x1="7.25cm" svg:y1="28.849cm" svg:x2="10.25cm" svg:y2="28.849cm">
          <text:p/>
        </draw:line>
        <draw:frame draw:style-name="gr6" draw:text-style-name="P4" draw:layer="measurelines" svg:width="3.5cm" svg:height="0.962cm" svg:x="7.25cm" svg:y="27.849cm">
          <draw:text-box>
            <text:p>constraint</text:p>
          </draw:text-box>
        </draw:frame>
        <draw:frame draw:style-name="gr7" draw:text-style-name="P4" draw:layer="measurelines" svg:width="3.5cm" svg:height="1.673cm" svg:x="6.75cm" svg:y="29.099cm">
          <draw:text-box>
            <text:p><text:s/>c &lt;= 5 &amp;&amp; c’ &gt;= 1</text:p>
          </draw:text-box>
        </draw:frame>
        <draw:polygon draw:style-name="gr9" draw:text-style-name="P2" draw:layer="measurelines" svg:width="2.999cm" svg:height="1.999cm" svg:x="13.75cm" svg:y="26.887cm" svg:viewBox="0 0 3000 2000" draw:points="0,2000 1766,0 3000,0 3000,1000 1984,2000">
          <text:p/>
        </draw:polygon>
        <draw:line draw:style-name="gr10" draw:text-style-name="P3" draw:layer="measurelines" svg:x1="11.75cm" svg:y1="29.849cm" svg:x2="16.75cm" svg:y2="29.849cm">
          <text:p/>
        </draw:line>
        <draw:line draw:style-name="gr10" draw:text-style-name="P3" draw:layer="measurelines" svg:x1="11.75cm" svg:y1="30.349cm" svg:x2="11.75cm" svg:y2="26.099cm">
          <text:p/>
        </draw:line>
        <draw:line draw:style-name="gr11" draw:text-style-name="P3" draw:layer="measurelines" svg:x1="12.75cm" svg:y1="29.637cm" svg:x2="12.75cm" svg:y2="30.387cm">
          <text:p/>
        </draw:line>
        <draw:line draw:style-name="gr11" draw:text-style-name="P3" draw:layer="measurelines" svg:x1="13.75cm" svg:y1="29.637cm" svg:x2="13.75cm" svg:y2="30.387cm">
          <text:p/>
        </draw:line>
        <draw:line draw:style-name="gr11" draw:text-style-name="P3" draw:layer="measurelines" svg:x1="14.75cm" svg:y1="29.637cm" svg:x2="14.75cm" svg:y2="30.387cm">
          <text:p/>
        </draw:line>
        <draw:line draw:style-name="gr11" draw:text-style-name="P3" draw:layer="measurelines" svg:x1="15.75cm" svg:y1="29.637cm" svg:x2="15.75cm" svg:y2="30.387cm">
          <text:p/>
        </draw:line>
        <draw:frame draw:style-name="gr6" draw:text-style-name="P4" draw:layer="measurelines" svg:width="1.25cm" svg:height="0.962cm" svg:x="15.531cm" svg:y="29.925cm">
          <draw:text-box>
            <text:p>C</text:p>
          </draw:text-box>
        </draw:frame>
        <draw:frame draw:style-name="gr6" draw:text-style-name="P4" draw:layer="measurelines" svg:width="1.25cm" svg:height="0.962cm" svg:x="10.75cm" svg:y="25.849cm">
          <draw:text-box>
            <text:p>C’</text:p>
          </draw:text-box>
        </draw:frame>
        <draw:line draw:style-name="gr11" draw:text-style-name="P3" draw:layer="measurelines" svg:x1="11.25cm" svg:y1="28.849cm" svg:x2="12.25cm" svg:y2="28.849cm">
          <text:p/>
        </draw:line>
        <draw:line draw:style-name="gr11" draw:text-style-name="P3" draw:layer="measurelines" svg:x1="11.25cm" svg:y1="27.849cm" svg:x2="12.25cm" svg:y2="27.849cm">
          <text:p/>
        </draw:line>
        <draw:line draw:style-name="gr11" draw:text-style-name="P3" draw:layer="measurelines" svg:x1="11.25cm" svg:y1="26.849cm" svg:x2="12.25cm" svg:y2="26.849cm">
          <text:p/>
        </draw:line>
        <draw:custom-shape draw:style-name="gr5" draw:text-style-name="P2" draw:layer="measurelines" svg:width="0.5cm" svg:height="0.5cm" svg:x="15.281cm" svg:y="26.6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measurelines" svg:width="0.5cm" svg:height="0.5cm" svg:x="16.5cm" svg:y="26.6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measurelines" svg:width="0.5cm" svg:height="0.5cm" svg:x="13.5cm" svg:y="28.6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measurelines" svg:width="0.5cm" svg:height="0.5cm" svg:x="15.5cm" svg:y="28.6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4" draw:layer="measurelines" svg:width="1.031cm" svg:height="0.962cm" svg:x="10.5cm" svg:y="29.887cm">
          <draw:text-box>
            <text:p>2.</text:p>
          </draw:text-box>
        </draw:frame>
        <draw:custom-shape draw:style-name="gr5" draw:text-style-name="P2" draw:layer="measurelines" svg:width="0.5cm" svg:height="0.5cm" svg:x="16.5cm" svg:y="27.6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8" draw:layer="measurelines" svg:x1="17.25cm" svg:y1="27.849cm" svg:x2="20.25cm" svg:y2="27.849cm">
          <text:p/>
        </draw:line>
        <draw:frame draw:style-name="gr6" draw:text-style-name="P4" draw:layer="measurelines" svg:width="3.5cm" svg:height="0.962cm" svg:x="17cm" svg:y="26.599cm">
          <draw:text-box>
            <text:p><text:s/>reset {c}</text:p>
          </draw:text-box>
        </draw:frame>
        <draw:line draw:style-name="gr10" draw:text-style-name="P3" draw:layer="measurelines" svg:x1="22.031cm" svg:y1="29.849cm" svg:x2="27.031cm" svg:y2="29.849cm">
          <text:p/>
        </draw:line>
        <draw:line draw:style-name="gr10" draw:text-style-name="P3" draw:layer="measurelines" svg:x1="22.031cm" svg:y1="30.349cm" svg:x2="22.031cm" svg:y2="26.099cm">
          <text:p/>
        </draw:line>
        <draw:line draw:style-name="gr11" draw:text-style-name="P3" draw:layer="measurelines" svg:x1="23.031cm" svg:y1="29.637cm" svg:x2="23.031cm" svg:y2="30.387cm">
          <text:p/>
        </draw:line>
        <draw:line draw:style-name="gr11" draw:text-style-name="P3" draw:layer="measurelines" svg:x1="24.031cm" svg:y1="29.637cm" svg:x2="24.031cm" svg:y2="30.387cm">
          <text:p/>
        </draw:line>
        <draw:line draw:style-name="gr11" draw:text-style-name="P3" draw:layer="measurelines" svg:x1="25.031cm" svg:y1="29.637cm" svg:x2="25.031cm" svg:y2="30.387cm">
          <text:p/>
        </draw:line>
        <draw:line draw:style-name="gr11" draw:text-style-name="P3" draw:layer="measurelines" svg:x1="26.031cm" svg:y1="29.637cm" svg:x2="26.031cm" svg:y2="30.387cm">
          <text:p/>
        </draw:line>
        <draw:frame draw:style-name="gr6" draw:text-style-name="P4" draw:layer="measurelines" svg:width="1.25cm" svg:height="0.962cm" svg:x="26.031cm" svg:y="29.887cm">
          <draw:text-box>
            <text:p>C</text:p>
          </draw:text-box>
        </draw:frame>
        <draw:frame draw:style-name="gr6" draw:text-style-name="P4" draw:layer="measurelines" svg:width="1.25cm" svg:height="0.962cm" svg:x="21.031cm" svg:y="25.849cm">
          <draw:text-box>
            <text:p>C’</text:p>
          </draw:text-box>
        </draw:frame>
        <draw:line draw:style-name="gr11" draw:text-style-name="P3" draw:layer="measurelines" svg:x1="21.531cm" svg:y1="28.849cm" svg:x2="22.531cm" svg:y2="28.849cm">
          <text:p/>
        </draw:line>
        <draw:line draw:style-name="gr11" draw:text-style-name="P3" draw:layer="measurelines" svg:x1="21.531cm" svg:y1="27.849cm" svg:x2="22.531cm" svg:y2="27.849cm">
          <text:p/>
        </draw:line>
        <draw:line draw:style-name="gr11" draw:text-style-name="P3" draw:layer="measurelines" svg:x1="21.531cm" svg:y1="26.849cm" svg:x2="22.531cm" svg:y2="26.849cm">
          <text:p/>
        </draw:line>
        <draw:custom-shape draw:style-name="gr5" draw:text-style-name="P2" draw:layer="measurelines" svg:width="0.5cm" svg:height="0.5cm" svg:x="25.75cm" svg:y="29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measurelines" svg:width="0.5cm" svg:height="0.5cm" svg:x="23.75cm" svg:y="29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4" draw:layer="measurelines" svg:width="1.031cm" svg:height="0.962cm" svg:x="21cm" svg:y="29.849cm">
          <draw:text-box>
            <text:p>3.</text:p>
          </draw:text-box>
        </draw:frame>
        <draw:frame draw:style-name="gr6" draw:text-style-name="P4" draw:layer="measurelines" svg:width="3.25cm" svg:height="0.962cm" svg:x="25.75cm" svg:y="26.849cm">
          <draw:text-box>
            <text:p><text:s/>invariant</text:p>
          </draw:text-box>
        </draw:frame>
        <draw:line draw:style-name="gr19" draw:text-style-name="P8" draw:layer="measurelines" svg:x1="27.5cm" svg:y1="27.849cm" svg:x2="30.5cm" svg:y2="27.849cm">
          <text:p/>
        </draw:line>
        <draw:line draw:style-name="gr19" draw:text-style-name="P8" draw:layer="measurelines" svg:x1="35.75cm" svg:y1="27.849cm" svg:x2="38.75cm" svg:y2="27.849cm">
          <text:p/>
        </draw:line>
        <draw:frame draw:style-name="gr16" draw:text-style-name="P4" draw:layer="measurelines" svg:width="2.75cm" svg:height="1cm" svg:x="36cm" svg:y="26.849cm">
          <draw:text-box>
            <text:p><text:s/>delay</text:p>
          </draw:text-box>
        </draw:frame>
        <draw:line draw:style-name="gr10" draw:text-style-name="P3" draw:layer="measurelines" svg:x1="41cm" svg:y1="29.849cm" svg:x2="46cm" svg:y2="29.849cm">
          <text:p/>
        </draw:line>
        <draw:line draw:style-name="gr10" draw:text-style-name="P3" draw:layer="measurelines" svg:x1="41cm" svg:y1="30.349cm" svg:x2="41cm" svg:y2="26.099cm">
          <text:p/>
        </draw:line>
        <draw:line draw:style-name="gr11" draw:text-style-name="P3" draw:layer="measurelines" svg:x1="42cm" svg:y1="29.637cm" svg:x2="42cm" svg:y2="30.387cm">
          <text:p/>
        </draw:line>
        <draw:line draw:style-name="gr11" draw:text-style-name="P3" draw:layer="measurelines" svg:x1="43cm" svg:y1="29.637cm" svg:x2="43cm" svg:y2="30.387cm">
          <text:p/>
        </draw:line>
        <draw:line draw:style-name="gr11" draw:text-style-name="P3" draw:layer="measurelines" svg:x1="44cm" svg:y1="29.637cm" svg:x2="44cm" svg:y2="30.387cm">
          <text:p/>
        </draw:line>
        <draw:line draw:style-name="gr11" draw:text-style-name="P3" draw:layer="measurelines" svg:x1="45cm" svg:y1="29.637cm" svg:x2="45cm" svg:y2="30.387cm">
          <text:p/>
        </draw:line>
        <draw:frame draw:style-name="gr6" draw:text-style-name="P4" draw:layer="measurelines" svg:width="1.25cm" svg:height="0.962cm" svg:x="45cm" svg:y="29.887cm">
          <draw:text-box>
            <text:p>C</text:p>
          </draw:text-box>
        </draw:frame>
        <draw:frame draw:style-name="gr6" draw:text-style-name="P4" draw:layer="measurelines" svg:width="1.25cm" svg:height="0.962cm" svg:x="40cm" svg:y="25.887cm">
          <draw:text-box>
            <text:p>C’</text:p>
          </draw:text-box>
        </draw:frame>
        <draw:line draw:style-name="gr11" draw:text-style-name="P3" draw:layer="measurelines" svg:x1="40.5cm" svg:y1="28.849cm" svg:x2="41.5cm" svg:y2="28.849cm">
          <text:p/>
        </draw:line>
        <draw:line draw:style-name="gr11" draw:text-style-name="P3" draw:layer="measurelines" svg:x1="40.5cm" svg:y1="27.849cm" svg:x2="41.5cm" svg:y2="27.849cm">
          <text:p/>
        </draw:line>
        <draw:line draw:style-name="gr11" draw:text-style-name="P3" draw:layer="measurelines" svg:x1="40.5cm" svg:y1="26.849cm" svg:x2="41.5cm" svg:y2="26.849cm">
          <text:p/>
        </draw:line>
        <draw:frame draw:style-name="gr14" draw:text-style-name="P4" draw:layer="measurelines" svg:width="1.031cm" svg:height="0.962cm" svg:x="40.25cm" svg:y="29.849cm">
          <draw:text-box>
            <text:p>3.</text:p>
          </draw:text-box>
        </draw:frame>
        <draw:line draw:style-name="gr18" draw:text-style-name="P3" draw:layer="measurelines" svg:x1="43cm" svg:y1="29.849cm" svg:x2="47cm" svg:y2="25.849cm">
          <text:p/>
        </draw:line>
        <draw:line draw:style-name="gr18" draw:text-style-name="P3" draw:layer="measurelines" svg:x1="45cm" svg:y1="29.849cm" svg:x2="49cm" svg:y2="25.849cm">
          <text:p/>
        </draw:line>
        <draw:custom-shape draw:style-name="gr20" draw:text-style-name="P2" draw:layer="measurelines" svg:width="0.5cm" svg:height="0.5cm" svg:x="42.75cm" svg:y="29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4" draw:layer="measurelines" svg:width="3.25cm" svg:height="0.962cm" svg:x="47cm" svg:y="28.599cm">
          <draw:text-box>
            <text:p><text:s/>invariant</text:p>
          </draw:text-box>
        </draw:frame>
        <draw:line draw:style-name="gr19" draw:text-style-name="P8" draw:layer="measurelines" svg:x1="47cm" svg:y1="29.599cm" svg:x2="50cm" svg:y2="29.599cm">
          <text:p/>
        </draw:line>
        <draw:line draw:style-name="gr10" draw:text-style-name="P3" draw:layer="measurelines" svg:x1="51cm" svg:y1="29.811cm" svg:x2="56cm" svg:y2="29.811cm">
          <text:p/>
        </draw:line>
        <draw:line draw:style-name="gr10" draw:text-style-name="P3" draw:layer="measurelines" svg:x1="51cm" svg:y1="30.311cm" svg:x2="51cm" svg:y2="26.061cm">
          <text:p/>
        </draw:line>
        <draw:line draw:style-name="gr11" draw:text-style-name="P3" draw:layer="measurelines" svg:x1="52cm" svg:y1="29.599cm" svg:x2="52cm" svg:y2="30.349cm">
          <text:p/>
        </draw:line>
        <draw:line draw:style-name="gr11" draw:text-style-name="P3" draw:layer="measurelines" svg:x1="53cm" svg:y1="29.599cm" svg:x2="53cm" svg:y2="30.349cm">
          <text:p/>
        </draw:line>
        <draw:line draw:style-name="gr11" draw:text-style-name="P3" draw:layer="measurelines" svg:x1="54cm" svg:y1="29.599cm" svg:x2="54cm" svg:y2="30.349cm">
          <text:p/>
        </draw:line>
        <draw:line draw:style-name="gr11" draw:text-style-name="P3" draw:layer="measurelines" svg:x1="55cm" svg:y1="29.599cm" svg:x2="55cm" svg:y2="30.349cm">
          <text:p/>
        </draw:line>
        <draw:frame draw:style-name="gr6" draw:text-style-name="P4" draw:layer="measurelines" svg:width="1.25cm" svg:height="0.962cm" svg:x="50cm" svg:y="25.849cm">
          <draw:text-box>
            <text:p>C’</text:p>
          </draw:text-box>
        </draw:frame>
        <draw:line draw:style-name="gr11" draw:text-style-name="P3" draw:layer="measurelines" svg:x1="50.5cm" svg:y1="28.811cm" svg:x2="51.5cm" svg:y2="28.811cm">
          <text:p/>
        </draw:line>
        <draw:line draw:style-name="gr11" draw:text-style-name="P3" draw:layer="measurelines" svg:x1="50.5cm" svg:y1="27.811cm" svg:x2="51.5cm" svg:y2="27.811cm">
          <text:p/>
        </draw:line>
        <draw:line draw:style-name="gr11" draw:text-style-name="P3" draw:layer="measurelines" svg:x1="50.5cm" svg:y1="26.811cm" svg:x2="51.5cm" svg:y2="26.811cm">
          <text:p/>
        </draw:line>
        <draw:frame draw:style-name="gr14" draw:text-style-name="P4" draw:layer="measurelines" svg:width="1.031cm" svg:height="0.962cm" svg:x="50.25cm" svg:y="29.811cm">
          <draw:text-box>
            <text:p>3.</text:p>
          </draw:text-box>
        </draw:frame>
        <draw:line draw:style-name="gr18" draw:text-style-name="P3" draw:layer="measurelines" svg:x1="53cm" svg:y1="29.811cm" svg:x2="55cm" svg:y2="27.811cm">
          <text:p/>
        </draw:line>
        <draw:custom-shape draw:style-name="gr5" draw:text-style-name="P2" draw:layer="measurelines" svg:width="0.5cm" svg:height="0.5cm" svg:x="52.75cm" svg:y="29.5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measurelines" svg:x1="55cm" svg:y1="29.811cm" svg:x2="55cm" svg:y2="27.761cm">
          <text:p/>
        </draw:line>
        <draw:custom-shape draw:style-name="gr20" draw:text-style-name="P2" draw:layer="measurelines" svg:width="0.5cm" svg:height="0.5cm" svg:x="54.75cm" svg:y="29.5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measurelines" svg:width="0.5cm" svg:height="0.5cm" svg:x="44.75cm" svg:y="29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measurelines" svg:width="0.5cm" svg:height="0.5cm" svg:x="54.75cm" svg:y="27.5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4" draw:layer="measurelines" svg:width="1cm" svg:height="1cm" svg:x="55.25cm" svg:y="30.099cm">
          <draw:text-box>
            <text:p>C</text:p>
          </draw:text-box>
        </draw:frame>
        <draw:line draw:style-name="gr18" draw:text-style-name="P3" draw:layer="measurelines" svg:x1="32.25cm" svg:y1="29.849cm" svg:x2="34.25cm" svg:y2="29.849cm">
          <text:p/>
        </draw:line>
        <draw:line draw:style-name="gr10" draw:text-style-name="P3" draw:layer="measurelines" svg:x1="30.281cm" svg:y1="29.849cm" svg:x2="35.281cm" svg:y2="29.849cm">
          <text:p/>
        </draw:line>
        <draw:line draw:style-name="gr10" draw:text-style-name="P3" draw:layer="measurelines" svg:x1="30.281cm" svg:y1="30.349cm" svg:x2="30.281cm" svg:y2="26.099cm">
          <text:p/>
        </draw:line>
        <draw:line draw:style-name="gr11" draw:text-style-name="P3" draw:layer="measurelines" svg:x1="31.281cm" svg:y1="29.637cm" svg:x2="31.281cm" svg:y2="30.387cm">
          <text:p/>
        </draw:line>
        <draw:line draw:style-name="gr11" draw:text-style-name="P3" draw:layer="measurelines" svg:x1="32.281cm" svg:y1="29.637cm" svg:x2="32.281cm" svg:y2="30.387cm">
          <text:p/>
        </draw:line>
        <draw:line draw:style-name="gr11" draw:text-style-name="P3" draw:layer="measurelines" svg:x1="33.281cm" svg:y1="29.637cm" svg:x2="33.281cm" svg:y2="30.387cm">
          <text:p/>
        </draw:line>
        <draw:line draw:style-name="gr11" draw:text-style-name="P3" draw:layer="measurelines" svg:x1="34.281cm" svg:y1="29.637cm" svg:x2="34.281cm" svg:y2="30.387cm">
          <text:p/>
        </draw:line>
        <draw:frame draw:style-name="gr6" draw:text-style-name="P4" draw:layer="measurelines" svg:width="1.25cm" svg:height="0.962cm" svg:x="34.281cm" svg:y="29.887cm">
          <draw:text-box>
            <text:p>C</text:p>
          </draw:text-box>
        </draw:frame>
        <draw:frame draw:style-name="gr6" draw:text-style-name="P4" draw:layer="measurelines" svg:width="1.25cm" svg:height="0.962cm" svg:x="29.281cm" svg:y="25.849cm">
          <draw:text-box>
            <text:p>C’</text:p>
          </draw:text-box>
        </draw:frame>
        <draw:line draw:style-name="gr11" draw:text-style-name="P3" draw:layer="measurelines" svg:x1="29.781cm" svg:y1="28.849cm" svg:x2="30.781cm" svg:y2="28.849cm">
          <text:p/>
        </draw:line>
        <draw:line draw:style-name="gr11" draw:text-style-name="P3" draw:layer="measurelines" svg:x1="29.781cm" svg:y1="27.849cm" svg:x2="30.781cm" svg:y2="27.849cm">
          <text:p/>
        </draw:line>
        <draw:line draw:style-name="gr11" draw:text-style-name="P3" draw:layer="measurelines" svg:x1="29.781cm" svg:y1="26.849cm" svg:x2="30.781cm" svg:y2="26.849cm">
          <text:p/>
        </draw:line>
        <draw:custom-shape draw:style-name="gr5" draw:text-style-name="P2" draw:layer="measurelines" svg:width="0.5cm" svg:height="0.5cm" svg:x="34cm" svg:y="29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measurelines" svg:width="0.5cm" svg:height="0.5cm" svg:x="32cm" svg:y="29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4" draw:layer="measurelines" svg:width="1.031cm" svg:height="0.962cm" svg:x="29.25cm" svg:y="29.849cm">
          <draw:text-box>
            <text:p>3.</text:p>
          </draw:text-box>
        </draw:frame>
        <draw:custom-shape draw:style-name="gr17" draw:text-style-name="P2" draw:layer="measurelines" svg:width="2cm" svg:height="2cm" svg:x="4cm" svg:y="36.076cm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line draw:style-name="gr18" draw:text-style-name="P3" draw:layer="measurelines" svg:x1="21.5cm" svg:y1="37.175cm" svg:x2="21.5cm" svg:y2="35.175cm">
          <text:p/>
        </draw:line>
        <draw:line draw:style-name="gr10" draw:text-style-name="P3" draw:layer="measurelines" svg:x1="2cm" svg:y1="38.076cm" svg:x2="7cm" svg:y2="38.076cm">
          <text:p/>
        </draw:line>
        <draw:line draw:style-name="gr10" draw:text-style-name="P3" draw:layer="measurelines" svg:x1="2cm" svg:y1="38.576cm" svg:x2="2cm" svg:y2="34.326cm">
          <text:p/>
        </draw:line>
        <draw:line draw:style-name="gr11" draw:text-style-name="P3" draw:layer="measurelines" svg:x1="3cm" svg:y1="37.864cm" svg:x2="3cm" svg:y2="38.614cm">
          <text:p/>
        </draw:line>
        <draw:line draw:style-name="gr11" draw:text-style-name="P3" draw:layer="measurelines" svg:x1="4cm" svg:y1="37.864cm" svg:x2="4cm" svg:y2="38.614cm">
          <text:p/>
        </draw:line>
        <draw:line draw:style-name="gr11" draw:text-style-name="P3" draw:layer="measurelines" svg:x1="5cm" svg:y1="37.864cm" svg:x2="5cm" svg:y2="38.614cm">
          <text:p/>
        </draw:line>
        <draw:line draw:style-name="gr11" draw:text-style-name="P3" draw:layer="measurelines" svg:x1="6cm" svg:y1="37.864cm" svg:x2="6cm" svg:y2="38.614cm">
          <text:p/>
        </draw:line>
        <draw:line draw:style-name="gr11" draw:text-style-name="P3" draw:layer="measurelines" svg:x1="1.5cm" svg:y1="37.076cm" svg:x2="2.5cm" svg:y2="37.076cm">
          <text:p/>
        </draw:line>
        <draw:line draw:style-name="gr11" draw:text-style-name="P3" draw:layer="measurelines" svg:x1="1.5cm" svg:y1="36.076cm" svg:x2="2.5cm" svg:y2="36.076cm">
          <text:p/>
        </draw:line>
        <draw:line draw:style-name="gr11" draw:text-style-name="P3" draw:layer="measurelines" svg:x1="1.5cm" svg:y1="35.076cm" svg:x2="2.5cm" svg:y2="35.076cm">
          <text:p/>
        </draw:line>
        <draw:frame draw:style-name="gr14" draw:text-style-name="P4" draw:layer="measurelines" svg:width="1.031cm" svg:height="0.962cm" svg:x="1.25cm" svg:y="38.076cm">
          <draw:text-box>
            <text:p>3.</text:p>
          </draw:text-box>
        </draw:frame>
        <draw:line draw:style-name="gr10" draw:text-style-name="P3" draw:layer="measurelines" svg:x1="6cm" svg:y1="35.076cm" svg:x2="9cm" svg:y2="35.076cm">
          <text:p/>
        </draw:line>
        <draw:frame draw:style-name="gr6" draw:text-style-name="P4" draw:layer="measurelines" svg:width="3.75cm" svg:height="0.962cm" svg:x="5.5cm" svg:y="34.114cm">
          <draw:text-box>
            <text:p><text:s/>constraint</text:p>
          </draw:text-box>
        </draw:frame>
        <draw:line draw:style-name="gr10" draw:text-style-name="P3" draw:layer="measurelines" svg:x1="21.5cm" svg:y1="37.175cm" svg:x2="26.5cm" svg:y2="37.175cm">
          <text:p/>
        </draw:line>
        <draw:line draw:style-name="gr10" draw:text-style-name="P3" draw:layer="measurelines" svg:x1="21.5cm" svg:y1="37.675cm" svg:x2="21.5cm" svg:y2="33.425cm">
          <text:p/>
        </draw:line>
        <draw:line draw:style-name="gr11" draw:text-style-name="P3" draw:layer="measurelines" svg:x1="22.5cm" svg:y1="36.963cm" svg:x2="22.5cm" svg:y2="37.713cm">
          <text:p/>
        </draw:line>
        <draw:line draw:style-name="gr11" draw:text-style-name="P3" draw:layer="measurelines" svg:x1="23.5cm" svg:y1="36.963cm" svg:x2="23.5cm" svg:y2="37.713cm">
          <text:p/>
        </draw:line>
        <draw:line draw:style-name="gr11" draw:text-style-name="P3" draw:layer="measurelines" svg:x1="24.5cm" svg:y1="36.963cm" svg:x2="24.5cm" svg:y2="37.713cm">
          <text:p/>
        </draw:line>
        <draw:line draw:style-name="gr11" draw:text-style-name="P3" draw:layer="measurelines" svg:x1="25.5cm" svg:y1="36.963cm" svg:x2="25.5cm" svg:y2="37.713cm">
          <text:p/>
        </draw:line>
        <draw:line draw:style-name="gr11" draw:text-style-name="P3" draw:layer="measurelines" svg:x1="21cm" svg:y1="36.175cm" svg:x2="22cm" svg:y2="36.175cm">
          <text:p/>
        </draw:line>
        <draw:line draw:style-name="gr11" draw:text-style-name="P3" draw:layer="measurelines" svg:x1="21cm" svg:y1="35.175cm" svg:x2="22cm" svg:y2="35.175cm">
          <text:p/>
        </draw:line>
        <draw:line draw:style-name="gr11" draw:text-style-name="P3" draw:layer="measurelines" svg:x1="21cm" svg:y1="34.175cm" svg:x2="22cm" svg:y2="34.175cm">
          <text:p/>
        </draw:line>
        <draw:frame draw:style-name="gr14" draw:text-style-name="P4" draw:layer="measurelines" svg:width="1.031cm" svg:height="0.962cm" svg:x="20.75cm" svg:y="37.175cm">
          <draw:text-box>
            <text:p>1.</text:p>
          </draw:text-box>
        </draw:frame>
        <draw:custom-shape draw:style-name="gr20" draw:text-style-name="P2" draw:layer="measurelines" svg:width="0.5cm" svg:height="0.5cm" svg:x="21.25cm" svg:y="36.9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4" draw:layer="measurelines" svg:width="3.75cm" svg:height="0.962cm" svg:x="17.25cm" svg:y="33.925cm">
          <draw:text-box>
            <text:p>reset{c’}</text:p>
          </draw:text-box>
        </draw:frame>
        <draw:line draw:style-name="gr10" draw:text-style-name="P3" draw:layer="measurelines" svg:x1="24.25cm" svg:y1="35.175cm" svg:x2="27.25cm" svg:y2="35.175cm">
          <text:p/>
        </draw:line>
        <draw:frame draw:style-name="gr6" draw:text-style-name="P4" draw:layer="measurelines" svg:width="3.75cm" svg:height="0.962cm" svg:x="23.75cm" svg:y="34.175cm">
          <draw:text-box>
            <text:p><text:s/>invariant</text:p>
          </draw:text-box>
        </draw:frame>
        <draw:line draw:style-name="gr10" draw:text-style-name="P3" draw:layer="measurelines" svg:x1="17.25cm" svg:y1="35.175cm" svg:x2="20.25cm" svg:y2="35.175cm">
          <text:p/>
        </draw:line>
        <draw:line draw:style-name="gr18" draw:text-style-name="P3" draw:layer="measurelines" svg:x1="36cm" svg:y1="37.175cm" svg:x2="41cm" svg:y2="32.175cm">
          <text:p/>
        </draw:line>
        <draw:frame draw:style-name="gr6" draw:text-style-name="P4" draw:layer="measurelines" svg:width="3.75cm" svg:height="0.962cm" svg:x="39cm" svg:y="34.925cm">
          <draw:text-box>
            <text:p><text:s/>invariant</text:p>
          </draw:text-box>
        </draw:frame>
        <draw:line draw:style-name="gr10" draw:text-style-name="P3" draw:layer="measurelines" svg:x1="39.25cm" svg:y1="35.925cm" svg:x2="42.25cm" svg:y2="35.925cm">
          <text:p/>
        </draw:line>
        <draw:line draw:style-name="gr10" draw:text-style-name="P3" draw:layer="measurelines" svg:x1="43.781cm" svg:y1="37.175cm" svg:x2="48.781cm" svg:y2="37.175cm">
          <text:p/>
        </draw:line>
        <draw:line draw:style-name="gr10" draw:text-style-name="P3" draw:layer="measurelines" svg:x1="43.781cm" svg:y1="37.425cm" svg:x2="43.781cm" svg:y2="33.175cm">
          <text:p/>
        </draw:line>
        <draw:line draw:style-name="gr11" draw:text-style-name="P3" draw:layer="measurelines" svg:x1="44.781cm" svg:y1="36.789cm" svg:x2="44.781cm" svg:y2="37.539cm">
          <text:p/>
        </draw:line>
        <draw:line draw:style-name="gr11" draw:text-style-name="P3" draw:layer="measurelines" svg:x1="45.781cm" svg:y1="36.789cm" svg:x2="45.781cm" svg:y2="37.539cm">
          <text:p/>
        </draw:line>
        <draw:line draw:style-name="gr11" draw:text-style-name="P3" draw:layer="measurelines" svg:x1="46.781cm" svg:y1="36.789cm" svg:x2="46.781cm" svg:y2="37.539cm">
          <text:p/>
        </draw:line>
        <draw:line draw:style-name="gr11" draw:text-style-name="P3" draw:layer="measurelines" svg:x1="47.781cm" svg:y1="36.789cm" svg:x2="47.781cm" svg:y2="37.539cm">
          <text:p/>
        </draw:line>
        <draw:line draw:style-name="gr11" draw:text-style-name="P3" draw:layer="measurelines" svg:x1="43.281cm" svg:y1="36.175cm" svg:x2="44.281cm" svg:y2="36.175cm">
          <text:p/>
        </draw:line>
        <draw:line draw:style-name="gr11" draw:text-style-name="P3" draw:layer="measurelines" svg:x1="43.281cm" svg:y1="35.175cm" svg:x2="44.281cm" svg:y2="35.175cm">
          <text:p/>
        </draw:line>
        <draw:line draw:style-name="gr11" draw:text-style-name="P3" draw:layer="measurelines" svg:x1="43.281cm" svg:y1="34.175cm" svg:x2="44.281cm" svg:y2="34.175cm">
          <text:p/>
        </draw:line>
        <draw:frame draw:style-name="gr14" draw:text-style-name="P4" draw:layer="measurelines" svg:width="1.031cm" svg:height="0.962cm" svg:x="42.75cm" svg:y="36.963cm">
          <draw:text-box>
            <text:p>1.</text:p>
          </draw:text-box>
        </draw:frame>
        <draw:custom-shape draw:style-name="gr5" draw:text-style-name="P2" draw:layer="measurelines" svg:width="0.5cm" svg:height="0.5cm" svg:x="21.25cm" svg:y="34.9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measurelines" svg:x1="36cm" svg:y1="35.175cm" svg:x2="40cm" svg:y2="31.175cm">
          <text:p/>
        </draw:line>
        <draw:polygon draw:style-name="gr21" draw:text-style-name="P2" draw:layer="measurelines" svg:width="3.997cm" svg:height="4.975cm" draw:transform="skewX (0.00785398163397449) rotate (0.00593411945678072) translate (43.7867140873507cm 32.1987028479731cm)" svg:viewBox="0 0 3998 4976" draw:points="4,4976 0,2976 3994,0 3998,2000">
          <text:p/>
        </draw:polygon>
        <draw:custom-shape draw:style-name="gr5" draw:text-style-name="P2" draw:layer="measurelines" svg:width="0.5cm" svg:height="0.5cm" svg:x="43.531cm" svg:y="34.9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measurelines" svg:width="0.5cm" svg:height="0.5cm" svg:x="47.531cm" svg:y="31.9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measurelines" svg:width="0.5cm" svg:height="0.5cm" svg:x="43.531cm" svg:y="36.9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measurelines" svg:width="0.5cm" svg:height="0.5cm" svg:x="47.531cm" svg:y="33.9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measurelines" svg:x1="4cm" svg:y1="38.076cm" svg:x2="6cm" svg:y2="36.076cm">
          <text:p/>
        </draw:line>
        <draw:line draw:style-name="gr18" draw:text-style-name="P3" draw:layer="measurelines" svg:x1="6cm" svg:y1="38.076cm" svg:x2="6cm" svg:y2="36.026cm">
          <text:p/>
        </draw:line>
        <draw:custom-shape draw:style-name="gr20" draw:text-style-name="P2" draw:layer="measurelines" svg:width="0.5cm" svg:height="0.5cm" svg:x="5.75cm" svg:y="37.8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measurelines" svg:width="0.5cm" svg:height="0.5cm" svg:x="5.75cm" svg:y="35.8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measurelines" svg:width="0.5cm" svg:height="0.5cm" svg:x="3.75cm" svg:y="37.8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draw:layer="measurelines" svg:width="2cm" svg:height="2cm" svg:x="12.75cm" svg:y="35.713cm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line draw:style-name="gr10" draw:text-style-name="P3" draw:layer="measurelines" svg:x1="10.75cm" svg:y1="37.713cm" svg:x2="15.75cm" svg:y2="37.713cm">
          <text:p/>
        </draw:line>
        <draw:line draw:style-name="gr10" draw:text-style-name="P3" draw:layer="measurelines" svg:x1="10.75cm" svg:y1="38.213cm" svg:x2="10.75cm" svg:y2="33.963cm">
          <text:p/>
        </draw:line>
        <draw:line draw:style-name="gr11" draw:text-style-name="P3" draw:layer="measurelines" svg:x1="11.75cm" svg:y1="37.501cm" svg:x2="11.75cm" svg:y2="38.251cm">
          <text:p/>
        </draw:line>
        <draw:line draw:style-name="gr11" draw:text-style-name="P3" draw:layer="measurelines" svg:x1="12.75cm" svg:y1="37.501cm" svg:x2="12.75cm" svg:y2="38.251cm">
          <text:p/>
        </draw:line>
        <draw:line draw:style-name="gr11" draw:text-style-name="P3" draw:layer="measurelines" svg:x1="13.75cm" svg:y1="37.501cm" svg:x2="13.75cm" svg:y2="38.251cm">
          <text:p/>
        </draw:line>
        <draw:line draw:style-name="gr11" draw:text-style-name="P3" draw:layer="measurelines" svg:x1="14.75cm" svg:y1="37.501cm" svg:x2="14.75cm" svg:y2="38.251cm">
          <text:p/>
        </draw:line>
        <draw:line draw:style-name="gr11" draw:text-style-name="P3" draw:layer="measurelines" svg:x1="10.25cm" svg:y1="36.713cm" svg:x2="11.25cm" svg:y2="36.713cm">
          <text:p/>
        </draw:line>
        <draw:line draw:style-name="gr11" draw:text-style-name="P3" draw:layer="measurelines" svg:x1="10.25cm" svg:y1="35.713cm" svg:x2="11.25cm" svg:y2="35.713cm">
          <text:p/>
        </draw:line>
        <draw:line draw:style-name="gr11" draw:text-style-name="P3" draw:layer="measurelines" svg:x1="10.25cm" svg:y1="34.713cm" svg:x2="11.25cm" svg:y2="34.713cm">
          <text:p/>
        </draw:line>
        <draw:frame draw:style-name="gr14" draw:text-style-name="P4" draw:layer="measurelines" svg:width="1.031cm" svg:height="0.962cm" svg:x="10cm" svg:y="37.713cm">
          <draw:text-box>
            <text:p>3.</text:p>
          </draw:text-box>
        </draw:frame>
        <draw:line draw:style-name="gr18" draw:text-style-name="P3" draw:layer="measurelines" svg:x1="12.75cm" svg:y1="37.713cm" svg:x2="14.75cm" svg:y2="35.713cm">
          <text:p/>
        </draw:line>
        <draw:line draw:style-name="gr18" draw:text-style-name="P3" draw:layer="measurelines" svg:x1="14.75cm" svg:y1="37.713cm" svg:x2="14.75cm" svg:y2="35.663cm">
          <text:p/>
        </draw:line>
        <draw:custom-shape draw:style-name="gr20" draw:text-style-name="P2" draw:layer="measurelines" svg:width="0.5cm" svg:height="0.5cm" svg:x="14.5cm" svg:y="37.4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measurelines" svg:width="0.5cm" svg:height="0.5cm" svg:x="14.5cm" svg:y="35.4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measurelines" svg:width="0.5cm" svg:height="0.5cm" svg:x="12.5cm" svg:y="37.4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measurelines" svg:x1="28.25cm" svg:y1="37.213cm" svg:x2="28.25cm" svg:y2="35.213cm">
          <text:p/>
        </draw:line>
        <draw:line draw:style-name="gr10" draw:text-style-name="P3" draw:layer="measurelines" svg:x1="28.25cm" svg:y1="37.213cm" svg:x2="33.25cm" svg:y2="37.213cm">
          <text:p/>
        </draw:line>
        <draw:line draw:style-name="gr10" draw:text-style-name="P3" draw:layer="measurelines" svg:x1="28.25cm" svg:y1="37.713cm" svg:x2="28.25cm" svg:y2="33.463cm">
          <text:p/>
        </draw:line>
        <draw:line draw:style-name="gr11" draw:text-style-name="P3" draw:layer="measurelines" svg:x1="29.25cm" svg:y1="37.001cm" svg:x2="29.25cm" svg:y2="37.751cm">
          <text:p/>
        </draw:line>
        <draw:line draw:style-name="gr11" draw:text-style-name="P3" draw:layer="measurelines" svg:x1="30.25cm" svg:y1="37.001cm" svg:x2="30.25cm" svg:y2="37.751cm">
          <text:p/>
        </draw:line>
        <draw:line draw:style-name="gr11" draw:text-style-name="P3" draw:layer="measurelines" svg:x1="31.25cm" svg:y1="37.001cm" svg:x2="31.25cm" svg:y2="37.751cm">
          <text:p/>
        </draw:line>
        <draw:line draw:style-name="gr11" draw:text-style-name="P3" draw:layer="measurelines" svg:x1="32.25cm" svg:y1="37.001cm" svg:x2="32.25cm" svg:y2="37.751cm">
          <text:p/>
        </draw:line>
        <draw:line draw:style-name="gr11" draw:text-style-name="P3" draw:layer="measurelines" svg:x1="27.75cm" svg:y1="36.213cm" svg:x2="28.75cm" svg:y2="36.213cm">
          <text:p/>
        </draw:line>
        <draw:line draw:style-name="gr11" draw:text-style-name="P3" draw:layer="measurelines" svg:x1="27.75cm" svg:y1="35.213cm" svg:x2="28.75cm" svg:y2="35.213cm">
          <text:p/>
        </draw:line>
        <draw:line draw:style-name="gr11" draw:text-style-name="P3" draw:layer="measurelines" svg:x1="27.75cm" svg:y1="34.213cm" svg:x2="28.75cm" svg:y2="34.213cm">
          <text:p/>
        </draw:line>
        <draw:frame draw:style-name="gr14" draw:text-style-name="P4" draw:layer="measurelines" svg:width="1.031cm" svg:height="0.962cm" svg:x="27.5cm" svg:y="37.213cm">
          <draw:text-box>
            <text:p>1.</text:p>
          </draw:text-box>
        </draw:frame>
        <draw:custom-shape draw:style-name="gr20" draw:text-style-name="P2" draw:layer="measurelines" svg:width="0.5cm" svg:height="0.5cm" svg:x="28cm" svg:y="36.9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3" draw:layer="measurelines" svg:x1="31cm" svg:y1="35.213cm" svg:x2="34cm" svg:y2="35.213cm">
          <text:p/>
        </draw:line>
        <draw:frame draw:style-name="gr6" draw:text-style-name="P4" draw:layer="measurelines" svg:width="3.75cm" svg:height="0.962cm" svg:x="30.5cm" svg:y="34.213cm">
          <draw:text-box>
            <text:p>delay</text:p>
          </draw:text-box>
        </draw:frame>
        <draw:custom-shape draw:style-name="gr5" draw:text-style-name="P2" draw:layer="measurelines" svg:width="0.5cm" svg:height="0.5cm" svg:x="28cm" svg:y="34.9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3" draw:layer="measurelines" svg:x1="36cm" svg:y1="37.213cm" svg:x2="41cm" svg:y2="37.213cm">
          <text:p/>
        </draw:line>
        <draw:line draw:style-name="gr10" draw:text-style-name="P3" draw:layer="measurelines" svg:x1="36cm" svg:y1="37.713cm" svg:x2="36cm" svg:y2="33.463cm">
          <text:p/>
        </draw:line>
        <draw:line draw:style-name="gr11" draw:text-style-name="P3" draw:layer="measurelines" svg:x1="37cm" svg:y1="37.001cm" svg:x2="37cm" svg:y2="37.751cm">
          <text:p/>
        </draw:line>
        <draw:line draw:style-name="gr11" draw:text-style-name="P3" draw:layer="measurelines" svg:x1="38cm" svg:y1="37.001cm" svg:x2="38cm" svg:y2="37.751cm">
          <text:p/>
        </draw:line>
        <draw:line draw:style-name="gr11" draw:text-style-name="P3" draw:layer="measurelines" svg:x1="39cm" svg:y1="37.001cm" svg:x2="39cm" svg:y2="37.751cm">
          <text:p/>
        </draw:line>
        <draw:line draw:style-name="gr11" draw:text-style-name="P3" draw:layer="measurelines" svg:x1="40cm" svg:y1="37.001cm" svg:x2="40cm" svg:y2="37.751cm">
          <text:p/>
        </draw:line>
        <draw:line draw:style-name="gr11" draw:text-style-name="P3" draw:layer="measurelines" svg:x1="35.5cm" svg:y1="36.213cm" svg:x2="36.5cm" svg:y2="36.213cm">
          <text:p/>
        </draw:line>
        <draw:line draw:style-name="gr11" draw:text-style-name="P3" draw:layer="measurelines" svg:x1="35.5cm" svg:y1="35.213cm" svg:x2="36.5cm" svg:y2="35.213cm">
          <text:p/>
        </draw:line>
        <draw:line draw:style-name="gr11" draw:text-style-name="P3" draw:layer="measurelines" svg:x1="35.5cm" svg:y1="34.213cm" svg:x2="36.5cm" svg:y2="34.213cm">
          <text:p/>
        </draw:line>
        <draw:frame draw:style-name="gr14" draw:text-style-name="P4" draw:layer="measurelines" svg:width="1.031cm" svg:height="0.962cm" svg:x="34.969cm" svg:y="37.175cm">
          <draw:text-box>
            <text:p>1.</text:p>
          </draw:text-box>
        </draw:frame>
        <draw:custom-shape draw:style-name="gr20" draw:text-style-name="P2" draw:layer="measurelines" svg:width="0.5cm" svg:height="0.5cm" svg:x="35.75cm" svg:y="36.9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measurelines" svg:width="0.5cm" svg:height="0.5cm" svg:x="35.75cm" svg:y="34.9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7" draw:layer="measurelines" svg:width="1.5cm" svg:height="1.673cm" svg:x="1cm" svg:y="33.925cm">
          <draw:text-box>
            <text:p>C’</text:p>
          </draw:text-box>
        </draw:frame>
        <draw:frame draw:style-name="gr22" draw:text-style-name="P7" draw:layer="measurelines" svg:width="1.5cm" svg:height="1.674cm" svg:x="9.5cm" svg:y="33.675cm">
          <draw:text-box>
            <text:p>C’</text:p>
          </draw:text-box>
        </draw:frame>
        <draw:frame draw:style-name="gr22" draw:text-style-name="P7" draw:layer="measurelines" svg:width="1.5cm" svg:height="1.674cm" svg:x="20.5cm" svg:y="33.175cm">
          <draw:text-box>
            <text:p>C’</text:p>
          </draw:text-box>
        </draw:frame>
        <draw:frame draw:style-name="gr22" draw:text-style-name="P7" draw:layer="measurelines" svg:width="1.5cm" svg:height="1.674cm" svg:x="27cm" svg:y="33.175cm">
          <draw:text-box>
            <text:p>C’</text:p>
          </draw:text-box>
        </draw:frame>
        <draw:frame draw:style-name="gr22" draw:text-style-name="P7" draw:layer="measurelines" svg:width="1.5cm" svg:height="1.674cm" svg:x="35cm" svg:y="32.925cm">
          <draw:text-box>
            <text:p>C’</text:p>
          </draw:text-box>
        </draw:frame>
        <draw:frame draw:style-name="gr22" draw:text-style-name="P7" draw:layer="measurelines" svg:width="1.5cm" svg:height="1.674cm" svg:x="42.5cm" svg:y="32.751cm">
          <draw:text-box>
            <text:p>C’</text:p>
          </draw:text-box>
        </draw:frame>
        <draw:frame draw:style-name="gr22" draw:text-style-name="P7" draw:layer="measurelines" svg:width="1.5cm" svg:height="1.674cm" svg:x="48cm" svg:y="37.425cm">
          <draw:text-box>
            <text:p>C</text:p>
          </draw:text-box>
        </draw:frame>
        <draw:frame draw:style-name="gr22" draw:text-style-name="P7" draw:layer="measurelines" svg:width="1.5cm" svg:height="1.674cm" svg:x="40.25cm" svg:y="37.251cm">
          <draw:text-box>
            <text:p>C</text:p>
          </draw:text-box>
        </draw:frame>
        <draw:frame draw:style-name="gr22" draw:text-style-name="P7" draw:layer="measurelines" svg:width="1.5cm" svg:height="1.674cm" svg:x="32.5cm" svg:y="37.251cm">
          <draw:text-box>
            <text:p>C</text:p>
          </draw:text-box>
        </draw:frame>
        <draw:frame draw:style-name="gr22" draw:text-style-name="P7" draw:layer="measurelines" svg:width="1.5cm" svg:height="1.674cm" svg:x="26cm" svg:y="37.425cm">
          <draw:text-box>
            <text:p>C</text:p>
          </draw:text-box>
        </draw:frame>
        <draw:frame draw:style-name="gr22" draw:text-style-name="P7" draw:layer="measurelines" svg:width="1.5cm" svg:height="1.674cm" svg:x="15.25cm" svg:y="37.751cm">
          <draw:text-box>
            <text:p>C</text:p>
          </draw:text-box>
        </draw:frame>
        <draw:frame draw:style-name="gr22" draw:text-style-name="P7" draw:layer="measurelines" svg:width="1.5cm" svg:height="1.674cm" svg:x="6.25cm" svg:y="38.175cm">
          <draw:text-box>
            <text:p>C</text:p>
          </draw:text-box>
        </draw:frame>
        <draw:custom-shape draw:style-name="gr23" draw:text-style-name="P2" draw:layer="measurelines" svg:width="6cm" svg:height="7cm" draw:transform="rotate (-3.13775292923541) translate (44.511cm 46.837cm)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4" draw:text-style-name="P2" draw:layer="measurelines" svg:width="4cm" svg:height="2cm" svg:x="50cm" svg:y="39.837cm">
          <text:p/>
          <draw:enhanced-geometry svg:viewBox="0 0 21600 21600" draw:type="rectangle" draw:enhanced-path="M 0 0 L 21600 0 21600 21600 0 21600 0 0 Z N"/>
        </draw:custom-shape>
        <draw:polygon draw:style-name="gr25" draw:text-style-name="P2" draw:layer="measurelines" svg:width="3.999cm" svg:height="4.986cm" svg:x="50cm" svg:y="41.837cm" svg:viewBox="0 0 4000 4987" draw:points="0,4987 4000,0 15,0">
          <text:p/>
        </draw:polygon>
        <draw:frame draw:style-name="gr6" draw:text-style-name="P4" draw:layer="measurelines" svg:width="1.25cm" svg:height="0.962cm" svg:x="0.781cm" svg:y="41.988cm">
          <draw:text-box>
            <text:p>C’</text:p>
          </draw:text-box>
        </draw:frame>
        <draw:line draw:style-name="gr10" draw:text-style-name="P3" draw:layer="measurelines" svg:x1="1.281cm" svg:y1="45.988cm" svg:x2="6.781cm" svg:y2="45.988cm">
          <text:p/>
        </draw:line>
        <draw:line draw:style-name="gr10" draw:text-style-name="P3" draw:layer="measurelines" svg:x1="1.781cm" svg:y1="46.488cm" svg:x2="1.781cm" svg:y2="41.988cm">
          <text:p/>
        </draw:line>
        <draw:line draw:style-name="gr11" draw:text-style-name="P3" draw:layer="measurelines" svg:x1="2.781cm" svg:y1="45.738cm" svg:x2="2.781cm" svg:y2="46.488cm">
          <text:p/>
        </draw:line>
        <draw:line draw:style-name="gr11" draw:text-style-name="P3" draw:layer="measurelines" svg:x1="3.781cm" svg:y1="45.738cm" svg:x2="3.781cm" svg:y2="46.488cm">
          <text:p/>
        </draw:line>
        <draw:line draw:style-name="gr11" draw:text-style-name="P3" draw:layer="measurelines" svg:x1="4.781cm" svg:y1="45.738cm" svg:x2="4.781cm" svg:y2="46.488cm">
          <text:p/>
        </draw:line>
        <draw:line draw:style-name="gr11" draw:text-style-name="P3" draw:layer="measurelines" svg:x1="5.781cm" svg:y1="45.738cm" svg:x2="5.781cm" svg:y2="46.488cm">
          <text:p/>
        </draw:line>
        <draw:frame draw:style-name="gr6" draw:text-style-name="P4" draw:layer="measurelines" svg:width="1.25cm" svg:height="0.962cm" svg:x="5.781cm" svg:y="46.026cm">
          <draw:text-box>
            <text:p>C</text:p>
          </draw:text-box>
        </draw:frame>
        <draw:frame draw:style-name="gr14" draw:text-style-name="P4" draw:layer="measurelines" svg:width="1.031cm" svg:height="0.962cm" svg:x="0.75cm" svg:y="46.026cm">
          <draw:text-box>
            <text:p>3.</text:p>
          </draw:text-box>
        </draw:frame>
        <draw:custom-shape draw:style-name="gr5" draw:text-style-name="P2" draw:layer="measurelines" svg:width="0.5cm" svg:height="0.5cm" svg:x="1.531cm" svg:y="45.7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4" draw:layer="measurelines" svg:width="1.25cm" svg:height="0.962cm" svg:x="0.782cm" svg:y="41.988cm">
          <draw:text-box>
            <text:p>C’</text:p>
          </draw:text-box>
        </draw:frame>
        <draw:line draw:style-name="gr10" draw:text-style-name="P3" draw:layer="measurelines" svg:x1="1.282cm" svg:y1="45.988cm" svg:x2="6.782cm" svg:y2="45.988cm">
          <text:p/>
        </draw:line>
        <draw:line draw:style-name="gr10" draw:text-style-name="P3" draw:layer="measurelines" svg:x1="1.782cm" svg:y1="46.488cm" svg:x2="1.782cm" svg:y2="41.988cm">
          <text:p/>
        </draw:line>
        <draw:line draw:style-name="gr11" draw:text-style-name="P3" draw:layer="measurelines" svg:x1="2.782cm" svg:y1="45.738cm" svg:x2="2.782cm" svg:y2="46.488cm">
          <text:p/>
        </draw:line>
        <draw:line draw:style-name="gr11" draw:text-style-name="P3" draw:layer="measurelines" svg:x1="3.782cm" svg:y1="45.738cm" svg:x2="3.782cm" svg:y2="46.488cm">
          <text:p/>
        </draw:line>
        <draw:line draw:style-name="gr11" draw:text-style-name="P3" draw:layer="measurelines" svg:x1="4.782cm" svg:y1="45.738cm" svg:x2="4.782cm" svg:y2="46.488cm">
          <text:p/>
        </draw:line>
        <draw:line draw:style-name="gr11" draw:text-style-name="P3" draw:layer="measurelines" svg:x1="5.782cm" svg:y1="45.738cm" svg:x2="5.782cm" svg:y2="46.488cm">
          <text:p/>
        </draw:line>
        <draw:frame draw:style-name="gr6" draw:text-style-name="P4" draw:layer="measurelines" svg:width="1.25cm" svg:height="0.962cm" svg:x="5.782cm" svg:y="46.026cm">
          <draw:text-box>
            <text:p>C</text:p>
          </draw:text-box>
        </draw:frame>
        <draw:frame draw:style-name="gr14" draw:text-style-name="P4" draw:layer="measurelines" svg:width="1.031cm" svg:height="0.962cm" svg:x="0.751cm" svg:y="46.026cm">
          <draw:text-box>
            <text:p>3.</text:p>
          </draw:text-box>
        </draw:frame>
        <draw:line draw:style-name="gr18" draw:text-style-name="P3" draw:layer="measurelines" svg:x1="1.75cm" svg:y1="45.988cm" svg:x2="5.75cm" svg:y2="41.988cm">
          <text:p/>
        </draw:line>
        <draw:custom-shape draw:style-name="gr5" draw:text-style-name="P2" draw:layer="measurelines" svg:width="0.5cm" svg:height="0.5cm" svg:x="1.532cm" svg:y="45.7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3" draw:layer="measurelines" svg:x1="7cm" svg:y1="44.238cm" svg:x2="10cm" svg:y2="44.238cm">
          <text:p/>
        </draw:line>
        <draw:frame draw:style-name="gr6" draw:text-style-name="P4" draw:layer="measurelines" svg:width="3.75cm" svg:height="0.962cm" svg:x="6.5cm" svg:y="43.238cm">
          <draw:text-box>
            <text:p><text:s/>constraint</text:p>
          </draw:text-box>
        </draw:frame>
        <draw:line draw:style-name="gr10" draw:text-style-name="P3" draw:layer="measurelines" svg:x1="16cm" svg:y1="44.087cm" svg:x2="19cm" svg:y2="44.087cm">
          <text:p/>
        </draw:line>
        <draw:frame draw:style-name="gr6" draw:text-style-name="P4" draw:layer="measurelines" svg:width="3cm" svg:height="0.962cm" svg:x="16cm" svg:y="43.125cm">
          <draw:text-box>
            <text:p>reset{c’}</text:p>
          </draw:text-box>
        </draw:frame>
        <draw:frame draw:style-name="gr6" draw:text-style-name="P4" draw:layer="measurelines" svg:width="1.25cm" svg:height="0.962cm" svg:x="18.499cm" svg:y="41.837cm">
          <draw:text-box>
            <text:p>C’</text:p>
          </draw:text-box>
        </draw:frame>
        <draw:line draw:style-name="gr10" draw:text-style-name="P3" draw:layer="measurelines" svg:x1="18.999cm" svg:y1="45.837cm" svg:x2="24.499cm" svg:y2="45.837cm">
          <text:p/>
        </draw:line>
        <draw:line draw:style-name="gr10" draw:text-style-name="P3" draw:layer="measurelines" svg:x1="19.499cm" svg:y1="46.337cm" svg:x2="19.499cm" svg:y2="41.837cm">
          <text:p/>
        </draw:line>
        <draw:line draw:style-name="gr11" draw:text-style-name="P3" draw:layer="measurelines" svg:x1="20.499cm" svg:y1="45.587cm" svg:x2="20.499cm" svg:y2="46.337cm">
          <text:p/>
        </draw:line>
        <draw:line draw:style-name="gr11" draw:text-style-name="P3" draw:layer="measurelines" svg:x1="21.499cm" svg:y1="45.587cm" svg:x2="21.499cm" svg:y2="46.337cm">
          <text:p/>
        </draw:line>
        <draw:line draw:style-name="gr11" draw:text-style-name="P3" draw:layer="measurelines" svg:x1="22.499cm" svg:y1="45.587cm" svg:x2="22.499cm" svg:y2="46.337cm">
          <text:p/>
        </draw:line>
        <draw:line draw:style-name="gr11" draw:text-style-name="P3" draw:layer="measurelines" svg:x1="23.499cm" svg:y1="45.587cm" svg:x2="23.499cm" svg:y2="46.337cm">
          <text:p/>
        </draw:line>
        <draw:frame draw:style-name="gr6" draw:text-style-name="P4" draw:layer="measurelines" svg:width="1.25cm" svg:height="0.962cm" svg:x="23.499cm" svg:y="45.875cm">
          <draw:text-box>
            <text:p>C</text:p>
          </draw:text-box>
        </draw:frame>
        <draw:frame draw:style-name="gr14" draw:text-style-name="P4" draw:layer="measurelines" svg:width="1.031cm" svg:height="0.962cm" svg:x="18.468cm" svg:y="45.875cm">
          <draw:text-box>
            <text:p>1.</text:p>
          </draw:text-box>
        </draw:frame>
        <draw:custom-shape draw:style-name="gr5" draw:text-style-name="P2" draw:layer="measurelines" svg:width="0.5cm" svg:height="0.5cm" svg:x="19.249cm" svg:y="45.5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3" draw:layer="measurelines" svg:x1="19cm" svg:y1="45.837cm" svg:x2="24.5cm" svg:y2="45.837cm">
          <text:p/>
        </draw:line>
        <draw:line draw:style-name="gr10" draw:text-style-name="P3" draw:layer="measurelines" svg:x1="19.5cm" svg:y1="46.337cm" svg:x2="19.5cm" svg:y2="41.837cm">
          <text:p/>
        </draw:line>
        <draw:line draw:style-name="gr11" draw:text-style-name="P3" draw:layer="measurelines" svg:x1="20.5cm" svg:y1="45.587cm" svg:x2="20.5cm" svg:y2="46.337cm">
          <text:p/>
        </draw:line>
        <draw:line draw:style-name="gr11" draw:text-style-name="P3" draw:layer="measurelines" svg:x1="21.5cm" svg:y1="45.587cm" svg:x2="21.5cm" svg:y2="46.337cm">
          <text:p/>
        </draw:line>
        <draw:line draw:style-name="gr11" draw:text-style-name="P3" draw:layer="measurelines" svg:x1="22.5cm" svg:y1="45.587cm" svg:x2="22.5cm" svg:y2="46.337cm">
          <text:p/>
        </draw:line>
        <draw:line draw:style-name="gr11" draw:text-style-name="P3" draw:layer="measurelines" svg:x1="23.5cm" svg:y1="45.587cm" svg:x2="23.5cm" svg:y2="46.337cm">
          <text:p/>
        </draw:line>
        <draw:frame draw:style-name="gr6" draw:text-style-name="P4" draw:layer="measurelines" svg:width="1.25cm" svg:height="0.962cm" svg:x="23.5cm" svg:y="45.875cm">
          <draw:text-box>
            <text:p>C</text:p>
          </draw:text-box>
        </draw:frame>
        <draw:line draw:style-name="gr18" draw:text-style-name="P3" draw:layer="measurelines" svg:x1="19.468cm" svg:y1="45.837cm" svg:x2="19.5cm" svg:y2="40.337cm">
          <text:p/>
        </draw:line>
        <draw:custom-shape draw:style-name="gr5" draw:text-style-name="P2" draw:layer="measurelines" svg:width="0.5cm" svg:height="0.5cm" svg:x="19.25cm" svg:y="45.5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3" draw:layer="measurelines" svg:x1="33.5cm" svg:y1="43.811cm" svg:x2="36.5cm" svg:y2="43.811cm">
          <text:p/>
        </draw:line>
        <draw:frame draw:style-name="gr6" draw:text-style-name="P4" draw:layer="measurelines" svg:width="3cm" svg:height="0.962cm" svg:x="33.5cm" svg:y="42.837cm">
          <draw:text-box>
            <text:p><text:s/>delay</text:p>
          </draw:text-box>
        </draw:frame>
        <draw:frame draw:style-name="gr6" draw:text-style-name="P4" draw:layer="measurelines" svg:width="1.25cm" svg:height="0.962cm" svg:x="37.25cm" svg:y="43.137cm">
          <draw:text-box>
            <text:p>C’</text:p>
          </draw:text-box>
        </draw:frame>
        <draw:line draw:style-name="gr10" draw:text-style-name="P3" draw:layer="measurelines" svg:x1="38cm" svg:y1="46.849cm" svg:x2="43.5cm" svg:y2="46.849cm">
          <text:p/>
        </draw:line>
        <draw:line draw:style-name="gr10" draw:text-style-name="P3" draw:layer="measurelines" svg:x1="38.5cm" svg:y1="47.349cm" svg:x2="38.5cm" svg:y2="42.849cm">
          <text:p/>
        </draw:line>
        <draw:line draw:style-name="gr11" draw:text-style-name="P3" draw:layer="measurelines" svg:x1="39.5cm" svg:y1="46.599cm" svg:x2="39.5cm" svg:y2="47.349cm">
          <text:p/>
        </draw:line>
        <draw:line draw:style-name="gr11" draw:text-style-name="P3" draw:layer="measurelines" svg:x1="40.5cm" svg:y1="46.599cm" svg:x2="40.5cm" svg:y2="47.349cm">
          <text:p/>
        </draw:line>
        <draw:line draw:style-name="gr11" draw:text-style-name="P3" draw:layer="measurelines" svg:x1="41.5cm" svg:y1="46.599cm" svg:x2="41.5cm" svg:y2="47.349cm">
          <text:p/>
        </draw:line>
        <draw:line draw:style-name="gr11" draw:text-style-name="P3" draw:layer="measurelines" svg:x1="42.5cm" svg:y1="46.599cm" svg:x2="42.5cm" svg:y2="47.349cm">
          <text:p/>
        </draw:line>
        <draw:custom-shape draw:style-name="gr5" draw:text-style-name="P2" draw:layer="measurelines" svg:width="0.5cm" svg:height="0.5cm" svg:x="38.25cm" svg:y="46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3" draw:layer="measurelines" svg:x1="38.001cm" svg:y1="46.849cm" svg:x2="43.501cm" svg:y2="46.849cm">
          <text:p/>
        </draw:line>
        <draw:line draw:style-name="gr10" draw:text-style-name="P3" draw:layer="measurelines" svg:x1="38.501cm" svg:y1="47.349cm" svg:x2="38.501cm" svg:y2="42.849cm">
          <text:p/>
        </draw:line>
        <draw:line draw:style-name="gr11" draw:text-style-name="P3" draw:layer="measurelines" svg:x1="39.501cm" svg:y1="46.599cm" svg:x2="39.501cm" svg:y2="47.349cm">
          <text:p/>
        </draw:line>
        <draw:line draw:style-name="gr11" draw:text-style-name="P3" draw:layer="measurelines" svg:x1="40.501cm" svg:y1="46.599cm" svg:x2="40.501cm" svg:y2="47.349cm">
          <text:p/>
        </draw:line>
        <draw:line draw:style-name="gr11" draw:text-style-name="P3" draw:layer="measurelines" svg:x1="41.501cm" svg:y1="46.599cm" svg:x2="41.501cm" svg:y2="47.349cm">
          <text:p/>
        </draw:line>
        <draw:line draw:style-name="gr11" draw:text-style-name="P3" draw:layer="measurelines" svg:x1="42.501cm" svg:y1="46.599cm" svg:x2="42.501cm" svg:y2="47.349cm">
          <text:p/>
        </draw:line>
        <draw:line draw:style-name="gr18" draw:text-style-name="P3" draw:layer="measurelines" svg:x1="38.469cm" svg:y1="46.849cm" svg:x2="38.5cm" svg:y2="39.849cm">
          <text:p/>
        </draw:line>
        <draw:custom-shape draw:style-name="gr5" draw:text-style-name="P2" draw:layer="measurelines" svg:width="0.5cm" svg:height="0.5cm" svg:x="38.251cm" svg:y="46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4" draw:layer="measurelines" svg:width="1.25cm" svg:height="0.962cm" svg:x="43cm" svg:y="46.887cm">
          <draw:text-box>
            <text:p>C</text:p>
          </draw:text-box>
        </draw:frame>
        <draw:frame draw:style-name="gr6" draw:text-style-name="P4" draw:layer="measurelines" svg:width="1.25cm" svg:height="0.962cm" svg:x="37.75cm" svg:y="46.849cm">
          <draw:text-box>
            <text:p>1.</text:p>
          </draw:text-box>
        </draw:frame>
        <draw:line draw:style-name="gr18" draw:text-style-name="P3" draw:layer="measurelines" svg:x1="38.5cm" svg:y1="46.849cm" svg:x2="44.5cm" svg:y2="39.849cm">
          <text:p/>
        </draw:line>
        <draw:line draw:style-name="gr10" draw:text-style-name="P3" draw:layer="measurelines" svg:x1="23.5cm" svg:y1="44.087cm" svg:x2="26.5cm" svg:y2="44.087cm">
          <text:p/>
        </draw:line>
        <draw:frame draw:style-name="gr6" draw:text-style-name="P4" draw:layer="measurelines" svg:width="3.25cm" svg:height="0.962cm" svg:x="23cm" svg:y="43.087cm">
          <draw:text-box>
            <text:p><text:s/>invariant</text:p>
          </draw:text-box>
        </draw:frame>
        <draw:frame draw:style-name="gr6" draw:text-style-name="P4" draw:layer="measurelines" svg:width="1.25cm" svg:height="0.962cm" svg:x="48.75cm" svg:y="43.125cm">
          <draw:text-box>
            <text:p>C’</text:p>
          </draw:text-box>
        </draw:frame>
        <draw:line draw:style-name="gr10" draw:text-style-name="P3" draw:layer="measurelines" svg:x1="49.5cm" svg:y1="46.837cm" svg:x2="55cm" svg:y2="46.837cm">
          <text:p/>
        </draw:line>
        <draw:line draw:style-name="gr10" draw:text-style-name="P3" draw:layer="measurelines" svg:x1="50cm" svg:y1="47.337cm" svg:x2="50cm" svg:y2="42.837cm">
          <text:p/>
        </draw:line>
        <draw:line draw:style-name="gr11" draw:text-style-name="P3" draw:layer="measurelines" svg:x1="51cm" svg:y1="46.587cm" svg:x2="51cm" svg:y2="47.337cm">
          <text:p/>
        </draw:line>
        <draw:line draw:style-name="gr11" draw:text-style-name="P3" draw:layer="measurelines" svg:x1="52cm" svg:y1="46.587cm" svg:x2="52cm" svg:y2="47.337cm">
          <text:p/>
        </draw:line>
        <draw:line draw:style-name="gr11" draw:text-style-name="P3" draw:layer="measurelines" svg:x1="53cm" svg:y1="46.587cm" svg:x2="53cm" svg:y2="47.337cm">
          <text:p/>
        </draw:line>
        <draw:line draw:style-name="gr11" draw:text-style-name="P3" draw:layer="measurelines" svg:x1="54cm" svg:y1="46.587cm" svg:x2="54cm" svg:y2="47.337cm">
          <text:p/>
        </draw:line>
        <draw:custom-shape draw:style-name="gr5" draw:text-style-name="P2" draw:layer="measurelines" svg:width="0.5cm" svg:height="0.5cm" svg:x="49.75cm" svg:y="46.5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3" draw:layer="measurelines" svg:x1="49.501cm" svg:y1="46.837cm" svg:x2="55.001cm" svg:y2="46.837cm">
          <text:p/>
        </draw:line>
        <draw:line draw:style-name="gr10" draw:text-style-name="P3" draw:layer="measurelines" svg:x1="50.001cm" svg:y1="47.337cm" svg:x2="50.001cm" svg:y2="42.837cm">
          <text:p/>
        </draw:line>
        <draw:line draw:style-name="gr11" draw:text-style-name="P3" draw:layer="measurelines" svg:x1="51.001cm" svg:y1="46.587cm" svg:x2="51.001cm" svg:y2="47.337cm">
          <text:p/>
        </draw:line>
        <draw:line draw:style-name="gr11" draw:text-style-name="P3" draw:layer="measurelines" svg:x1="52.001cm" svg:y1="46.587cm" svg:x2="52.001cm" svg:y2="47.337cm">
          <text:p/>
        </draw:line>
        <draw:line draw:style-name="gr11" draw:text-style-name="P3" draw:layer="measurelines" svg:x1="53.001cm" svg:y1="46.587cm" svg:x2="53.001cm" svg:y2="47.337cm">
          <text:p/>
        </draw:line>
        <draw:line draw:style-name="gr11" draw:text-style-name="P3" draw:layer="measurelines" svg:x1="54.001cm" svg:y1="46.587cm" svg:x2="54.001cm" svg:y2="47.337cm">
          <text:p/>
        </draw:line>
        <draw:line draw:style-name="gr18" draw:text-style-name="P3" draw:layer="measurelines" svg:x1="49.969cm" svg:y1="46.837cm" svg:x2="50cm" svg:y2="39.837cm">
          <text:p/>
        </draw:line>
        <draw:frame draw:style-name="gr6" draw:text-style-name="P4" draw:layer="measurelines" svg:width="1.25cm" svg:height="0.962cm" svg:x="54.5cm" svg:y="46.875cm">
          <draw:text-box>
            <text:p>C</text:p>
          </draw:text-box>
        </draw:frame>
        <draw:frame draw:style-name="gr6" draw:text-style-name="P4" draw:layer="measurelines" svg:width="1.25cm" svg:height="0.962cm" svg:x="49.25cm" svg:y="46.837cm">
          <draw:text-box>
            <text:p>1.</text:p>
          </draw:text-box>
        </draw:frame>
        <draw:line draw:style-name="gr18" draw:text-style-name="P3" draw:layer="measurelines" svg:x1="50cm" svg:y1="46.837cm" svg:x2="54.01cm" svg:y2="41.845cm">
          <text:p/>
        </draw:line>
        <draw:custom-shape draw:style-name="gr5" draw:text-style-name="P2" draw:layer="measurelines" svg:width="0.5cm" svg:height="0.5cm" svg:x="49.75cm" svg:y="46.5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measurelines" svg:x1="54cm" svg:y1="41.837cm" svg:x2="54cm" svg:y2="39.837cm">
          <text:p/>
        </draw:line>
        <draw:custom-shape draw:style-name="gr5" draw:text-style-name="P2" draw:layer="measurelines" svg:width="0.5cm" svg:height="0.5cm" svg:x="53.75cm" svg:y="41.5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4" draw:layer="measurelines" svg:width="1.25cm" svg:height="0.962cm" svg:x="10.281cm" svg:y="42.087cm">
          <draw:text-box>
            <text:p>C’</text:p>
          </draw:text-box>
        </draw:frame>
        <draw:line draw:style-name="gr10" draw:text-style-name="P3" draw:layer="measurelines" svg:x1="10.781cm" svg:y1="46.087cm" svg:x2="16.281cm" svg:y2="46.087cm">
          <text:p/>
        </draw:line>
        <draw:line draw:style-name="gr10" draw:text-style-name="P3" draw:layer="measurelines" svg:x1="11.281cm" svg:y1="46.587cm" svg:x2="11.281cm" svg:y2="42.087cm">
          <text:p/>
        </draw:line>
        <draw:line draw:style-name="gr11" draw:text-style-name="P3" draw:layer="measurelines" svg:x1="12.281cm" svg:y1="45.837cm" svg:x2="12.281cm" svg:y2="46.587cm">
          <text:p/>
        </draw:line>
        <draw:line draw:style-name="gr11" draw:text-style-name="P3" draw:layer="measurelines" svg:x1="13.281cm" svg:y1="45.837cm" svg:x2="13.281cm" svg:y2="46.587cm">
          <text:p/>
        </draw:line>
        <draw:line draw:style-name="gr11" draw:text-style-name="P3" draw:layer="measurelines" svg:x1="14.281cm" svg:y1="45.837cm" svg:x2="14.281cm" svg:y2="46.587cm">
          <text:p/>
        </draw:line>
        <draw:line draw:style-name="gr11" draw:text-style-name="P3" draw:layer="measurelines" svg:x1="15.281cm" svg:y1="45.837cm" svg:x2="15.281cm" svg:y2="46.587cm">
          <text:p/>
        </draw:line>
        <draw:frame draw:style-name="gr6" draw:text-style-name="P4" draw:layer="measurelines" svg:width="1.25cm" svg:height="0.962cm" svg:x="15.281cm" svg:y="46.125cm">
          <draw:text-box>
            <text:p>C</text:p>
          </draw:text-box>
        </draw:frame>
        <draw:frame draw:style-name="gr14" draw:text-style-name="P4" draw:layer="measurelines" svg:width="1.031cm" svg:height="0.962cm" svg:x="10.25cm" svg:y="46.125cm">
          <draw:text-box>
            <text:p>3.</text:p>
          </draw:text-box>
        </draw:frame>
        <draw:custom-shape draw:style-name="gr5" draw:text-style-name="P2" draw:layer="measurelines" svg:width="0.5cm" svg:height="0.5cm" svg:x="11.031cm" svg:y="45.8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4" draw:layer="measurelines" svg:width="1.25cm" svg:height="0.962cm" svg:x="10.282cm" svg:y="42.087cm">
          <draw:text-box>
            <text:p>C’</text:p>
          </draw:text-box>
        </draw:frame>
        <draw:line draw:style-name="gr10" draw:text-style-name="P3" draw:layer="measurelines" svg:x1="10.782cm" svg:y1="46.087cm" svg:x2="16.282cm" svg:y2="46.087cm">
          <text:p/>
        </draw:line>
        <draw:line draw:style-name="gr10" draw:text-style-name="P3" draw:layer="measurelines" svg:x1="11.282cm" svg:y1="46.587cm" svg:x2="11.282cm" svg:y2="42.087cm">
          <text:p/>
        </draw:line>
        <draw:line draw:style-name="gr11" draw:text-style-name="P3" draw:layer="measurelines" svg:x1="12.282cm" svg:y1="45.837cm" svg:x2="12.282cm" svg:y2="46.587cm">
          <text:p/>
        </draw:line>
        <draw:line draw:style-name="gr11" draw:text-style-name="P3" draw:layer="measurelines" svg:x1="13.282cm" svg:y1="45.837cm" svg:x2="13.282cm" svg:y2="46.587cm">
          <text:p/>
        </draw:line>
        <draw:line draw:style-name="gr11" draw:text-style-name="P3" draw:layer="measurelines" svg:x1="14.282cm" svg:y1="45.837cm" svg:x2="14.282cm" svg:y2="46.587cm">
          <text:p/>
        </draw:line>
        <draw:line draw:style-name="gr11" draw:text-style-name="P3" draw:layer="measurelines" svg:x1="15.282cm" svg:y1="45.837cm" svg:x2="15.282cm" svg:y2="46.587cm">
          <text:p/>
        </draw:line>
        <draw:frame draw:style-name="gr6" draw:text-style-name="P4" draw:layer="measurelines" svg:width="1.25cm" svg:height="0.962cm" svg:x="15.282cm" svg:y="46.125cm">
          <draw:text-box>
            <text:p>C</text:p>
          </draw:text-box>
        </draw:frame>
        <draw:frame draw:style-name="gr14" draw:text-style-name="P4" draw:layer="measurelines" svg:width="1.031cm" svg:height="0.962cm" svg:x="10.251cm" svg:y="46.125cm">
          <draw:text-box>
            <text:p>3.</text:p>
          </draw:text-box>
        </draw:frame>
        <draw:line draw:style-name="gr18" draw:text-style-name="P3" draw:layer="measurelines" svg:x1="11.25cm" svg:y1="46.087cm" svg:x2="15.25cm" svg:y2="42.087cm">
          <text:p/>
        </draw:line>
        <draw:custom-shape draw:style-name="gr5" draw:text-style-name="P2" draw:layer="measurelines" svg:width="0.5cm" svg:height="0.5cm" svg:x="11.032cm" svg:y="45.8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4" draw:layer="measurelines" svg:width="1.25cm" svg:height="0.962cm" svg:x="27.781cm" svg:y="41.837cm">
          <draw:text-box>
            <text:p>C’</text:p>
          </draw:text-box>
        </draw:frame>
        <draw:line draw:style-name="gr10" draw:text-style-name="P3" draw:layer="measurelines" svg:x1="28.281cm" svg:y1="45.837cm" svg:x2="33.781cm" svg:y2="45.837cm">
          <text:p/>
        </draw:line>
        <draw:line draw:style-name="gr10" draw:text-style-name="P3" draw:layer="measurelines" svg:x1="28.781cm" svg:y1="46.337cm" svg:x2="28.781cm" svg:y2="41.837cm">
          <text:p/>
        </draw:line>
        <draw:line draw:style-name="gr11" draw:text-style-name="P3" draw:layer="measurelines" svg:x1="29.781cm" svg:y1="45.587cm" svg:x2="29.781cm" svg:y2="46.337cm">
          <text:p/>
        </draw:line>
        <draw:line draw:style-name="gr11" draw:text-style-name="P3" draw:layer="measurelines" svg:x1="30.781cm" svg:y1="45.587cm" svg:x2="30.781cm" svg:y2="46.337cm">
          <text:p/>
        </draw:line>
        <draw:line draw:style-name="gr11" draw:text-style-name="P3" draw:layer="measurelines" svg:x1="31.781cm" svg:y1="45.587cm" svg:x2="31.781cm" svg:y2="46.337cm">
          <text:p/>
        </draw:line>
        <draw:line draw:style-name="gr11" draw:text-style-name="P3" draw:layer="measurelines" svg:x1="32.781cm" svg:y1="45.587cm" svg:x2="32.781cm" svg:y2="46.337cm">
          <text:p/>
        </draw:line>
        <draw:frame draw:style-name="gr6" draw:text-style-name="P4" draw:layer="measurelines" svg:width="1.25cm" svg:height="0.962cm" svg:x="32.781cm" svg:y="45.875cm">
          <draw:text-box>
            <text:p>C</text:p>
          </draw:text-box>
        </draw:frame>
        <draw:frame draw:style-name="gr14" draw:text-style-name="P4" draw:layer="measurelines" svg:width="1.031cm" svg:height="0.962cm" svg:x="27.75cm" svg:y="45.875cm">
          <draw:text-box>
            <text:p>1.</text:p>
          </draw:text-box>
        </draw:frame>
        <draw:custom-shape draw:style-name="gr5" draw:text-style-name="P2" draw:layer="measurelines" svg:width="0.5cm" svg:height="0.5cm" svg:x="28.531cm" svg:y="45.5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3" draw:layer="measurelines" svg:x1="28.282cm" svg:y1="45.837cm" svg:x2="33.782cm" svg:y2="45.837cm">
          <text:p/>
        </draw:line>
        <draw:line draw:style-name="gr10" draw:text-style-name="P3" draw:layer="measurelines" svg:x1="28.782cm" svg:y1="46.337cm" svg:x2="28.782cm" svg:y2="41.837cm">
          <text:p/>
        </draw:line>
        <draw:line draw:style-name="gr11" draw:text-style-name="P3" draw:layer="measurelines" svg:x1="29.782cm" svg:y1="45.587cm" svg:x2="29.782cm" svg:y2="46.337cm">
          <text:p/>
        </draw:line>
        <draw:line draw:style-name="gr11" draw:text-style-name="P3" draw:layer="measurelines" svg:x1="30.782cm" svg:y1="45.587cm" svg:x2="30.782cm" svg:y2="46.337cm">
          <text:p/>
        </draw:line>
        <draw:line draw:style-name="gr11" draw:text-style-name="P3" draw:layer="measurelines" svg:x1="31.782cm" svg:y1="45.587cm" svg:x2="31.782cm" svg:y2="46.337cm">
          <text:p/>
        </draw:line>
        <draw:line draw:style-name="gr11" draw:text-style-name="P3" draw:layer="measurelines" svg:x1="32.782cm" svg:y1="45.587cm" svg:x2="32.782cm" svg:y2="46.337cm">
          <text:p/>
        </draw:line>
        <draw:frame draw:style-name="gr6" draw:text-style-name="P4" draw:layer="measurelines" svg:width="1.25cm" svg:height="0.962cm" svg:x="32.782cm" svg:y="45.875cm">
          <draw:text-box>
            <text:p>C</text:p>
          </draw:text-box>
        </draw:frame>
        <draw:line draw:style-name="gr18" draw:text-style-name="P3" draw:layer="measurelines" svg:x1="28.75cm" svg:y1="45.837cm" svg:x2="28.782cm" svg:y2="40.337cm">
          <text:p/>
        </draw:line>
        <draw:custom-shape draw:style-name="gr5" draw:text-style-name="P2" draw:layer="measurelines" svg:width="0.5cm" svg:height="0.5cm" svg:x="28.532cm" svg:y="45.5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3" draw:layer="measurelines" svg:x1="44.75cm" svg:y1="43.837cm" svg:x2="47.75cm" svg:y2="43.837cm">
          <text:p/>
        </draw:line>
        <draw:frame draw:style-name="gr6" draw:text-style-name="P4" draw:layer="measurelines" svg:width="3.25cm" svg:height="0.962cm" svg:x="44.25cm" svg:y="42.837cm">
          <draw:text-box>
            <text:p><text:s/>invariant</text:p>
          </draw:text-box>
        </draw:frame>
        <draw:custom-shape draw:style-name="gr26" draw:text-style-name="P2" draw:layer="measurelines" svg:width="8.25cm" svg:height="7.5cm" svg:x="16.25cm" svg:y="10.599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" draw:layer="measurelines" svg:width="8.25cm" svg:height="7.5cm" svg:x="57cm" svg:y="11.099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" draw:layer="measurelines" svg:width="8.25cm" svg:height="7.5cm" svg:x="41cm" svg:y="18.349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" draw:layer="measurelines" svg:width="8.25cm" svg:height="7.5cm" svg:x="49cm" svg:y="25.099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" draw:layer="measurelines" svg:width="8.25cm" svg:height="7.5cm" svg:x="42.25cm" svg:y="31.349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" draw:layer="measurelines" svg:width="10cm" svg:height="9.25cm" svg:x="48cm" svg:y="39.099cm">
          <text:p/>
          <draw:enhanced-geometry svg:viewBox="0 0 21600 21600" draw:type="rectangle" draw:enhanced-path="M 0 0 L 21600 0 21600 21600 0 21600 0 0 Z N"/>
        </draw:custom-shape>
        <draw:frame draw:style-name="gr28" draw:text-style-name="P9" draw:layer="measurelines" svg:width="5cm" svg:height="1.25cm" svg:x="17.75cm" svg:y="9.099cm">
          <draw:text-box>
            <text:p>1. állapot</text:p>
          </draw:text-box>
        </draw:frame>
        <draw:frame draw:style-name="gr29" draw:text-style-name="P9" draw:layer="measurelines" svg:width="13cm" svg:height="2cm" svg:x="65.75cm" svg:y="13.349cm">
          <draw:text-box>
            <text:p>1. állapotból 2. állapotbaba, a eseménnyel</text:p>
          </draw:text-box>
        </draw:frame>
        <draw:frame draw:style-name="gr29" draw:text-style-name="P9" draw:layer="measurelines" svg:width="14.5cm" svg:height="2cm" svg:x="50cm" svg:y="20.849cm">
          <draw:text-box>
            <text:p>1. állapotból 3. állapotba, b eseménnyel</text:p>
          </draw:text-box>
        </draw:frame>
        <draw:frame draw:style-name="gr30" draw:text-style-name="P9" draw:layer="measurelines" svg:width="19.25cm" svg:height="1.75cm" svg:x="57.5cm" svg:y="27.349cm">
          <draw:text-box>
            <text:p>2. állapotból a 3. állapotba, b eseménnyel</text:p>
          </draw:text-box>
        </draw:frame>
        <draw:frame draw:style-name="gr31" draw:text-style-name="P9" draw:layer="measurelines" svg:width="18.5cm" svg:height="2.75cm" svg:x="51.25cm" svg:y="34.349cm">
          <draw:text-box>
            <text:p>3. állapotból az 1. állapotba, a eseménnyel, ha először 2. állapotban jártunk</text:p>
          </draw:text-box>
        </draw:frame>
        <draw:frame draw:style-name="gr31" draw:text-style-name="P9" draw:layer="measurelines" svg:width="18.5cm" svg:height="2.75cm" svg:x="59cm" svg:y="41.849cm">
          <draw:text-box>
            <text:p>3. állapotból az 1. állapotba, a eseménnyel, ha először 3. állapotban jártunk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lakzatok" draw:style="rectangular" draw:cx="50%" draw:cy="50%" draw:start-color="#cccccc" draw:end-color="#ffffff" draw:start-intensity="100%" draw:end-intensity="100%" draw:angle="0deg" draw:border="0%"/>
    <draw:gradient draw:name="Kitöltött" draw:style="linear" draw:start-color="#ffffff" draw:end-color="#cccccc" draw:start-intensity="100%" draw:end-intensity="100%" draw:angle="30deg" draw:border="0%"/>
    <draw:gradient draw:name="Kitöltött_20_kék" draw:display-name="Kitöltött kék" draw:style="linear" draw:start-color="#729fcf" draw:end-color="#355269" draw:start-intensity="100%" draw:end-intensity="100%" draw:angle="30deg" draw:border="0%"/>
    <draw:gradient draw:name="Kitöltött_20_sárga" draw:display-name="Kitöltött sárga" draw:style="linear" draw:start-color="#ffde59" draw:end-color="#b47804" draw:start-intensity="100%" draw:end-intensity="100%" draw:angle="30deg" draw:border="0%"/>
    <draw:gradient draw:name="Kitöltött_20_vörös" draw:display-name="Kitöltött vörös" draw:style="linear" draw:start-color="#ff6d6d" draw:end-color="#c9211e" draw:start-intensity="100%" draw:end-intensity="100%" draw:angle="30deg" draw:border="0%"/>
    <draw:gradient draw:name="Kitöltött_20_zöld" draw:display-name="Kitöltött zöld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Nyílhegyek_20_1" draw:display-name="Nyílhegyek 1" svg:viewBox="0 0 20 20" svg:d="M0 20l10-20 10 20z"/>
    <draw:marker draw:name="Nyílhegyek_20_10" draw:display-name="Nyílhegyek 10" svg:viewBox="0 0 20 20" svg:d="M0 20l10-20 10 20z"/>
    <draw:marker draw:name="Nyílhegyek_20_2" draw:display-name="Nyílhegyek 2" svg:viewBox="0 0 20 20" svg:d="M0 20l10-20 10 20z"/>
    <draw:marker draw:name="Nyílhegyek_20_6" draw:display-name="Nyílhegyek 6" svg:viewBox="0 0 20 20" svg:d="M0 20l10-20 10 20z"/>
    <draw:marker draw:name="Nyílhegyek_20_7" draw:display-name="Nyílhegyek 7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hu" fo:country="H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um_20_kitöltés_20_és_20_vonal_20_nélkül" style:display-name="Objektum kitöltés és vonal nélkül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Alakzatok"/>
      <style:text-properties fo:font-size="14pt" fo:font-weight="bold"/>
    </style:style>
    <style:style style:name="Filled" style:family="graphic" style:parent-style-name="Shapes">
      <style:graphic-properties draw:fill="gradient" draw:fill-gradient-name="Kitöltött"/>
    </style:style>
    <style:style style:name="Filled_20_Blue" style:display-name="Filled Blue" style:family="graphic" style:parent-style-name="Filled">
      <style:graphic-properties draw:fill-gradient-name="Kitöltött_20_kék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Kitöltött_20_zöld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Kitöltött_20_vörös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Kitöltött_20_sárga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099cm" fo:margin-bottom="1cm" fo:margin-left="1cm" fo:margin-right="1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Alapértelmezet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1-25T22:53:52.836000000</meta:creation-date>
    <dc:date>2022-01-26T23:20:47.432000000</dc:date>
    <meta:editing-duration>PT1H42M40S</meta:editing-duration>
    <meta:editing-cycles>27</meta:editing-cycles>
    <meta:generator>LibreOffice/7.2.5.2$Windows_X86_64 LibreOffice_project/499f9727c189e6ef3471021d6132d4c694f357e5</meta:generator>
    <meta:document-statistic meta:object-count="594"/>
  </office:meta>
</office:document-meta>
</file>